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5.375in" table:align="left"/>
    </style:style>
    <style:style style:name="Table29.A" style:family="table-column">
      <style:table-column-properties style:column-width="1.1875in"/>
    </style:style>
    <style:style style:name="Table29.C" style:family="table-column">
      <style:table-column-properties style:column-width="3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9.C1" style:family="table-cell">
      <style:table-cell-properties fo:background-color="#dddddd" fo:padding="0.0382in" fo:border="0.5pt solid #000000">
        <style:background-image/>
      </style:table-cell-properties>
    </style:style>
    <style:style style:name="Table29.B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9.B3" style:family="table-cell">
      <style:table-cell-properties fo:padding="0.0382in" fo:border-left="0.5pt solid #000000" fo:border-right="none" fo:border-top="none" fo:border-bottom="0.5pt solid #000000"/>
    </style:style>
    <style:style style:name="Table2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J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5.375in" table:align="left"/>
    </style:style>
    <style:style style:name="Table31.A" style:family="table-column">
      <style:table-column-properties style:column-width="1.1875in"/>
    </style:style>
    <style:style style:name="Table31.C" style:family="table-column">
      <style:table-column-properties style:column-width="3in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1.C1" style:family="table-cell">
      <style:table-cell-properties fo:background-color="#dddddd" fo:padding="0.0382in" fo:border="0.5pt solid #000000">
        <style:background-image/>
      </style:table-cell-properties>
    </style:style>
    <style:style style:name="Table31.B2" style:family="table-cell">
      <style:table-cell-properties fo:padding="0.0382in" fo:border-left="0.5pt solid #000000" fo:border-right="none" fo:border-top="none" fo:border-bottom="0.5pt solid #000000"/>
    </style:style>
    <style:style style:name="Table3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3" style:family="table-cell">
      <style:table-cell-properties fo:padding="0.0382in" fo:border-left="0.5pt solid #000000" fo:border-right="none" fo:border-top="none" fo:border-bottom="0.5pt solid #000000"/>
    </style:style>
    <style:style style:name="Table3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1.A4" style:family="table-cell">
      <style:table-cell-properties fo:padding="0.0382in" fo:border-left="0.5pt solid #000000" fo:border-right="none" fo:border-top="none" fo:border-bottom="0.5pt solid #000000"/>
    </style:style>
    <style:style style:name="Table31.B4" style:family="table-cell">
      <style:table-cell-properties fo:padding="0.0382in" fo:border-left="0.5pt solid #000000" fo:border-right="none" fo:border-top="none" fo:border-bottom="0.5pt solid #000000"/>
    </style:style>
    <style:style style:name="Table3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5" style:family="table-cell">
      <style:table-cell-properties fo:padding="0.0382in" fo:border-left="0.5pt solid #000000" fo:border-right="none" fo:border-top="none" fo:border-bottom="0.5pt solid #000000"/>
    </style:style>
    <style:style style:name="Table3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6" style:family="table-cell">
      <style:table-cell-properties fo:padding="0.0382in" fo:border-left="0.5pt solid #000000" fo:border-right="none" fo:border-top="none" fo:border-bottom="0.5pt solid #000000"/>
    </style:style>
    <style:style style:name="Table3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8" style:family="table">
      <style:table-properties style:width="10.1153in" table:align="margins"/>
    </style:style>
    <style:style style:name="Table28.A" style:family="table-column">
      <style:table-column-properties style:column-width="0.584in" style:rel-column-width="3785*"/>
    </style:style>
    <style:style style:name="Table28.B" style:family="table-column">
      <style:table-column-properties style:column-width="0.6056in" style:rel-column-width="3923*"/>
    </style:style>
    <style:style style:name="Table28.C" style:family="table-column">
      <style:table-column-properties style:column-width="0.5944in" style:rel-column-width="3851*"/>
    </style:style>
    <style:style style:name="Table28.D" style:family="table-column">
      <style:table-column-properties style:column-width="0.5951in" style:rel-column-width="3857*"/>
    </style:style>
    <style:style style:name="Table28.Q" style:family="table-column">
      <style:table-column-properties style:column-width="0.5965in" style:rel-column-width="3865*"/>
    </style:style>
    <style:style style:name="Table28.A1" style:family="table-cell">
      <style:table-cell-properties style:writing-mode="page"/>
    </style:style>
    <style:style style:name="Table2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1" style:family="table">
      <style:table-properties style:width="10.1153in" table:align="margins"/>
    </style:style>
    <style:style style:name="Table21.A" style:family="table-column">
      <style:table-column-properties style:column-width="0.584in" style:rel-column-width="3785*"/>
    </style:style>
    <style:style style:name="Table21.B" style:family="table-column">
      <style:table-column-properties style:column-width="0.6056in" style:rel-column-width="3923*"/>
    </style:style>
    <style:style style:name="Table21.C" style:family="table-column">
      <style:table-column-properties style:column-width="0.5944in" style:rel-column-width="3851*"/>
    </style:style>
    <style:style style:name="Table21.D" style:family="table-column">
      <style:table-column-properties style:column-width="0.5951in" style:rel-column-width="3857*"/>
    </style:style>
    <style:style style:name="Table21.Q" style:family="table-column">
      <style:table-column-properties style:column-width="0.5965in" style:rel-column-width="3865*"/>
    </style:style>
    <style:style style:name="Table21.A1" style:family="table-cell">
      <style:table-cell-properties style:writing-mode="page"/>
    </style:style>
    <style:style style:name="Table21.B2" style:family="table-cell">
      <style:table-cell-properties fo:padding="0.0382in" fo:border="1.5pt solid #000000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26in" style:rel-column-width="3774*"/>
    </style:style>
    <style:style style:name="Table4.B" style:family="table-column">
      <style:table-column-properties style:column-width="0.5938in" style:rel-column-width="3848*"/>
    </style:style>
    <style:style style:name="Table4.C" style:family="table-column">
      <style:table-column-properties style:column-width="0.0083in" style:rel-column-width="53*"/>
    </style:style>
    <style:style style:name="Table4.D" style:family="table-column">
      <style:table-column-properties style:column-width="0.584in" style:rel-column-width="3784*"/>
    </style:style>
    <style:style style:name="Table4.E" style:family="table-column">
      <style:table-column-properties style:column-width="0.0069in" style:rel-column-width="45*"/>
    </style:style>
    <style:style style:name="Table4.F" style:family="table-column">
      <style:table-column-properties style:column-width="0.5854in" style:rel-column-width="3792*"/>
    </style:style>
    <style:style style:name="Table4.G" style:family="table-column">
      <style:table-column-properties style:column-width="0.0069in" style:rel-column-width="43*"/>
    </style:style>
    <style:style style:name="Table4.H" style:family="table-column">
      <style:table-column-properties style:column-width="0.5854in" style:rel-column-width="3794*"/>
    </style:style>
    <style:style style:name="Table4.I" style:family="table-column">
      <style:table-column-properties style:column-width="0.0056in" style:rel-column-width="35*"/>
    </style:style>
    <style:style style:name="Table4.J" style:family="table-column">
      <style:table-column-properties style:column-width="0.5868in" style:rel-column-width="3802*"/>
    </style:style>
    <style:style style:name="Table4.K" style:family="table-column">
      <style:table-column-properties style:column-width="0.0049in" style:rel-column-width="33*"/>
    </style:style>
    <style:style style:name="Table4.L" style:family="table-column">
      <style:table-column-properties style:column-width="0.5868in" style:rel-column-width="3804*"/>
    </style:style>
    <style:style style:name="Table4.M" style:family="table-column">
      <style:table-column-properties style:column-width="0.0049in" style:rel-column-width="31*"/>
    </style:style>
    <style:style style:name="Table4.N" style:family="table-column">
      <style:table-column-properties style:column-width="0.5875in" style:rel-column-width="3806*"/>
    </style:style>
    <style:style style:name="Table4.O" style:family="table-column">
      <style:table-column-properties style:column-width="0.0035in" style:rel-column-width="23*"/>
    </style:style>
    <style:style style:name="Table4.P" style:family="table-column">
      <style:table-column-properties style:column-width="0.5889in" style:rel-column-width="3814*"/>
    </style:style>
    <style:style style:name="Table4.Q" style:family="table-column">
      <style:table-column-properties style:column-width="0.0035in" style:rel-column-width="22*"/>
    </style:style>
    <style:style style:name="Table4.R" style:family="table-column">
      <style:table-column-properties style:column-width="0.5889in" style:rel-column-width="3816*"/>
    </style:style>
    <style:style style:name="Table4.T" style:family="table-column">
      <style:table-column-properties style:column-width="0.5903in" style:rel-column-width="3824*"/>
    </style:style>
    <style:style style:name="Table4.V" style:family="table-column">
      <style:table-column-properties style:column-width="0.5938in" style:rel-column-width="3846*"/>
    </style:style>
    <style:style style:name="Table4.W" style:family="table-column">
      <style:table-column-properties style:column-width="0.5924in" style:rel-column-width="3840*"/>
    </style:style>
    <style:style style:name="Table4.a" style:family="table-column">
      <style:table-column-properties style:column-width="0.6375in" style:rel-column-width="4130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Z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5.375in" table:align="left"/>
    </style:style>
    <style:style style:name="Table30.A" style:family="table-column">
      <style:table-column-properties style:column-width="1.1875in"/>
    </style:style>
    <style:style style:name="Table30.C" style:family="table-column">
      <style:table-column-properties style:column-width="3in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0.C1" style:family="table-cell">
      <style:table-cell-properties fo:background-color="#dddddd" fo:padding="0.0382in" fo:border="0.5pt solid #000000">
        <style:background-image/>
      </style:table-cell-properties>
    </style:style>
    <style:style style:name="Table30.B2" style:family="table-cell">
      <style:table-cell-properties fo:padding="0.0382in" fo:border-left="0.5pt solid #000000" fo:border-right="none" fo:border-top="none" fo:border-bottom="0.5pt solid #000000"/>
    </style:style>
    <style:style style:name="Table3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0.B3" style:family="table-cell">
      <style:table-cell-properties fo:padding="0.0382in" fo:border-left="0.5pt solid #000000" fo:border-right="none" fo:border-top="none" fo:border-bottom="0.5pt solid #000000"/>
    </style:style>
    <style:style style:name="Table3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6056in" style:rel-column-width="3923*"/>
    </style:style>
    <style:style style:name="Table19.C" style:family="table-column">
      <style:table-column-properties style:column-width="0.5944in" style:rel-column-width="3851*"/>
    </style:style>
    <style:style style:name="Table19.D" style:family="table-column">
      <style:table-column-properties style:column-width="0.5951in" style:rel-column-width="3857*"/>
    </style:style>
    <style:style style:name="Table19.Q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A2" style:family="table-cell">
      <style:table-cell-properties fo:background-color="#dde8cb" fo:padding="0in" fo:border="none" style:writing-mode="page">
        <style:background-image/>
      </style:table-cell-properties>
    </style:style>
    <style:style style:name="Table27.B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J3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R11" style:family="table-cell">
      <style:table-cell-properties fo:padding="0.0382in" fo:border="none" style:writing-mode="page"/>
    </style:style>
    <style:style style:name="Table27.R12" style:family="table-cell">
      <style:table-cell-properties fo:padding="0.0382in" fo:border="none" style:writing-mode="page"/>
    </style:style>
    <style:style style:name="Table27.R13" style:family="table-cell">
      <style:table-cell-properties fo:padding="0.0382in" fo:border="none" style:writing-mode="page"/>
    </style:style>
    <style:style style:name="Table27.R14" style:family="table-cell">
      <style:table-cell-properties fo:padding="0.0382in" fo:border-left="0.05pt solid #000000" fo:border-right="none" fo:border-top="none" fo:border-bottom="none" style:writing-mode="page"/>
    </style:style>
    <style:style style:name="Table27.A15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B15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5" style:family="table-cell">
      <style:table-cell-properties fo:padding="0.0382in" fo:border-left="0.05pt solid #000000" fo:border-right="none" fo:border-top="none" fo:border-bottom="none" style:writing-mode="page"/>
    </style:style>
    <style:style style:name="Table27.B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="none" style:writing-mode="page"/>
    </style:style>
    <style:style style:name="Table27.R19" style:family="table-cell">
      <style:table-cell-properties fo:padding="0.0382in" fo:border="none" style:writing-mode="page"/>
    </style:style>
    <style:style style:name="Table27.R20" style:family="table-cell">
      <style:table-cell-properties fo:padding="0.0382in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fo:font-style="italic" officeooo:rsid="004df65a" officeooo:paragraph-rsid="005b5f44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font-style="italic" officeooo:rsid="005d04e4" officeooo:paragraph-rsid="005d04e4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normal" officeooo:rsid="0052fd3a" officeooo:paragraph-rsid="0052fd3a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tyle="italic" fo:font-weight="normal" officeooo:rsid="0058228f" officeooo:paragraph-rsid="0058228f" style:font-style-asian="italic" style:font-weight-asian="normal" style:font-style-complex="italic" style:font-weight-complex="normal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10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11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12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3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4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5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6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7" style:family="paragraph" style:parent-style-name="Standard">
      <style:paragraph-properties fo:text-align="center" style:justify-single-word="false"/>
      <style:text-properties officeooo:rsid="0010299b" officeooo:paragraph-rsid="0058228f"/>
    </style:style>
    <style:style style:name="P18" style:family="paragraph" style:parent-style-name="Table_20_Contents">
      <style:paragraph-properties fo:text-align="center" style:justify-single-word="false"/>
      <style:text-properties officeooo:rsid="0010299b" officeooo:paragraph-rsid="0058228f"/>
    </style:style>
    <style:style style:name="P19" style:family="paragraph" style:parent-style-name="Text_20_body">
      <style:text-properties officeooo:rsid="0010299b" officeooo:paragraph-rsid="00177b42"/>
    </style:style>
    <style:style style:name="P20" style:family="paragraph" style:parent-style-name="Table_20_Contents">
      <style:text-properties officeooo:paragraph-rsid="0010299b"/>
    </style:style>
    <style:style style:name="P21" style:family="paragraph" style:parent-style-name="Standard">
      <style:text-properties officeooo:paragraph-rsid="0010299b"/>
    </style:style>
    <style:style style:name="P22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23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24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25" style:family="paragraph" style:parent-style-name="Table_20_Contents">
      <style:paragraph-properties fo:text-align="center" style:justify-single-word="false"/>
      <style:text-properties officeooo:rsid="001142a4" officeooo:paragraph-rsid="0052fd3a"/>
    </style:style>
    <style:style style:name="P26" style:family="paragraph" style:parent-style-name="Table_20_Contents">
      <style:paragraph-properties fo:text-align="center" style:justify-single-word="false"/>
      <style:text-properties officeooo:rsid="001142a4" officeooo:paragraph-rsid="0058228f"/>
    </style:style>
    <style:style style:name="P27" style:family="paragraph" style:parent-style-name="Standard">
      <style:text-properties officeooo:rsid="001142a4" officeooo:paragraph-rsid="001142a4"/>
    </style:style>
    <style:style style:name="P28" style:family="paragraph" style:parent-style-name="Table_20_Contents">
      <style:text-properties officeooo:rsid="000f14d3" officeooo:paragraph-rsid="000f14d3"/>
    </style:style>
    <style:style style:name="P29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30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31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32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33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34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35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36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37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38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39" style:family="paragraph" style:parent-style-name="Table_20_Contents">
      <style:paragraph-properties fo:text-align="center" style:justify-single-word="false"/>
      <style:text-properties officeooo:rsid="000f14d3" officeooo:paragraph-rsid="0052fd3a"/>
    </style:style>
    <style:style style:name="P40" style:family="paragraph" style:parent-style-name="Table_20_Contents">
      <style:paragraph-properties fo:text-align="center" style:justify-single-word="false"/>
      <style:text-properties officeooo:rsid="000f14d3" officeooo:paragraph-rsid="0058228f"/>
    </style:style>
    <style:style style:name="P41" style:family="paragraph" style:parent-style-name="Table_20_Contents">
      <style:text-properties officeooo:rsid="000f14d3" officeooo:paragraph-rsid="0010299b"/>
    </style:style>
    <style:style style:name="P42" style:family="paragraph" style:parent-style-name="Table_20_Contents">
      <style:text-properties officeooo:rsid="000f14d3" officeooo:paragraph-rsid="00136a0d"/>
    </style:style>
    <style:style style:name="P43" style:family="paragraph" style:parent-style-name="Table_20_Contents">
      <style:text-properties officeooo:rsid="000f14d3" officeooo:paragraph-rsid="00151b00"/>
    </style:style>
    <style:style style:name="P44" style:family="paragraph" style:parent-style-name="Table_20_Contents">
      <style:text-properties officeooo:rsid="000f14d3" officeooo:paragraph-rsid="001837ed"/>
    </style:style>
    <style:style style:name="P45" style:family="paragraph" style:parent-style-name="Table_20_Contents">
      <style:text-properties officeooo:rsid="000f14d3" officeooo:paragraph-rsid="00296f11"/>
    </style:style>
    <style:style style:name="P46" style:family="paragraph" style:parent-style-name="Table_20_Contents">
      <style:text-properties officeooo:rsid="000f14d3" officeooo:paragraph-rsid="0034431a"/>
    </style:style>
    <style:style style:name="P47" style:family="paragraph" style:parent-style-name="Table_20_Contents">
      <style:text-properties officeooo:rsid="000f14d3" officeooo:paragraph-rsid="003a50be"/>
    </style:style>
    <style:style style:name="P48" style:family="paragraph" style:parent-style-name="Table_20_Contents">
      <style:text-properties officeooo:rsid="000f14d3" officeooo:paragraph-rsid="004aae98"/>
    </style:style>
    <style:style style:name="P49" style:family="paragraph" style:parent-style-name="Table_20_Contents">
      <style:text-properties officeooo:rsid="000f14d3" officeooo:paragraph-rsid="0052fd3a"/>
    </style:style>
    <style:style style:name="P50" style:family="paragraph" style:parent-style-name="Table_20_Contents">
      <style:text-properties officeooo:rsid="000f14d3" officeooo:paragraph-rsid="0058228f"/>
    </style:style>
    <style:style style:name="P51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52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53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54" style:family="paragraph" style:parent-style-name="Standard">
      <style:text-properties officeooo:paragraph-rsid="00136a0d"/>
    </style:style>
    <style:style style:name="P55" style:family="paragraph" style:parent-style-name="Table_20_Contents">
      <style:text-properties officeooo:paragraph-rsid="00136a0d"/>
    </style:style>
    <style:style style:name="P56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57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58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59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60" style:family="paragraph" style:parent-style-name="Standard">
      <style:text-properties officeooo:paragraph-rsid="00151b00"/>
    </style:style>
    <style:style style:name="P61" style:family="paragraph" style:parent-style-name="Table_20_Contents">
      <style:text-properties officeooo:paragraph-rsid="00151b00"/>
    </style:style>
    <style:style style:name="P62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63" style:family="paragraph" style:parent-style-name="Standard">
      <style:text-properties officeooo:rsid="00199535" officeooo:paragraph-rsid="001f18be"/>
    </style:style>
    <style:style style:name="P64" style:family="paragraph" style:parent-style-name="Standard">
      <style:paragraph-properties fo:break-before="page"/>
      <style:text-properties officeooo:rsid="00199535" officeooo:paragraph-rsid="001f18be"/>
    </style:style>
    <style:style style:name="P65" style:family="paragraph" style:parent-style-name="Standard">
      <style:text-properties officeooo:rsid="00199535" officeooo:paragraph-rsid="00210df8"/>
    </style:style>
    <style:style style:name="P66" style:family="paragraph" style:parent-style-name="Standard">
      <style:text-properties officeooo:rsid="00199535" officeooo:paragraph-rsid="002f2686"/>
    </style:style>
    <style:style style:name="P67" style:family="paragraph" style:parent-style-name="Standard">
      <style:paragraph-properties fo:break-before="page"/>
      <style:text-properties officeooo:rsid="00199535" officeooo:paragraph-rsid="002f2686"/>
    </style:style>
    <style:style style:name="P68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69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70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71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72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73" style:family="paragraph" style:parent-style-name="Table_20_Contents">
      <style:paragraph-properties fo:text-align="center" style:justify-single-word="false"/>
      <style:text-properties officeooo:rsid="00199535" officeooo:paragraph-rsid="0052fd3a"/>
    </style:style>
    <style:style style:name="P74" style:family="paragraph" style:parent-style-name="Table_20_Contents">
      <style:paragraph-properties fo:text-align="center" style:justify-single-word="false"/>
      <style:text-properties officeooo:rsid="00199535" officeooo:paragraph-rsid="0058228f"/>
    </style:style>
    <style:style style:name="P75" style:family="paragraph" style:parent-style-name="Standard">
      <style:text-properties officeooo:rsid="00199535" officeooo:paragraph-rsid="00199535"/>
    </style:style>
    <style:style style:name="P76" style:family="paragraph" style:parent-style-name="Standard">
      <style:text-properties officeooo:rsid="00199535" officeooo:paragraph-rsid="004aae98"/>
    </style:style>
    <style:style style:name="P77" style:family="paragraph" style:parent-style-name="Standard">
      <style:paragraph-properties fo:break-before="page"/>
      <style:text-properties officeooo:rsid="00199535" officeooo:paragraph-rsid="004df65a"/>
    </style:style>
    <style:style style:name="P78" style:family="paragraph" style:parent-style-name="Standard">
      <style:text-properties officeooo:rsid="00199535" officeooo:paragraph-rsid="004df65a"/>
    </style:style>
    <style:style style:name="P79" style:family="paragraph" style:parent-style-name="Standard">
      <style:text-properties officeooo:rsid="00199535" officeooo:paragraph-rsid="0058228f"/>
    </style:style>
    <style:style style:name="P80" style:family="paragraph" style:parent-style-name="Standard">
      <style:text-properties officeooo:rsid="00199535" officeooo:paragraph-rsid="0059487d"/>
    </style:style>
    <style:style style:name="P81" style:family="paragraph" style:parent-style-name="Standard">
      <style:text-properties officeooo:rsid="00199535" officeooo:paragraph-rsid="005b5f44"/>
    </style:style>
    <style:style style:name="P82" style:family="paragraph" style:parent-style-name="Standard" style:master-page-name="">
      <style:paragraph-properties style:page-number="auto" fo:break-before="auto" fo:break-after="auto"/>
      <style:text-properties officeooo:rsid="00199535" officeooo:paragraph-rsid="005b5f44"/>
    </style:style>
    <style:style style:name="P83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84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85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weight="bold" officeooo:rsid="00199535" officeooo:paragraph-rsid="0058228f" style:font-weight-asian="bold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199535" officeooo:paragraph-rsid="0059487d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font-weight="bold" officeooo:rsid="00199535" officeooo:paragraph-rsid="005b5f44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96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97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102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103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104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105" style:family="paragraph" style:parent-style-name="Table_20_Contents">
      <style:text-properties fo:font-weight="bold" officeooo:rsid="000f14d3" officeooo:paragraph-rsid="0052fd3a" style:font-weight-asian="bold" style:font-weight-complex="bold"/>
    </style:style>
    <style:style style:name="P106" style:family="paragraph" style:parent-style-name="Table_20_Contents">
      <style:text-properties fo:font-weight="bold" officeooo:rsid="000f14d3" officeooo:paragraph-rsid="0058228f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fo:font-weight="bold" officeooo:rsid="002f2686" officeooo:paragraph-rsid="0059487d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rsid="0052fd3a" officeooo:paragraph-rsid="0052fd3a" style:font-weight-asian="bold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weight="bold" officeooo:rsid="0058228f" officeooo:paragraph-rsid="0058228f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rsid="0058228f" officeooo:paragraph-rsid="0058228f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0059487d" officeooo:paragraph-rsid="0059487d" style:font-weight-asian="bold" style:font-weight-complex="bold"/>
    </style:style>
    <style:style style:name="P129" style:family="paragraph" style:parent-style-name="Standard">
      <style:text-properties officeooo:rsid="00305189" officeooo:paragraph-rsid="00305189"/>
    </style:style>
    <style:style style:name="P130" style:family="paragraph" style:parent-style-name="Table_20_Contents">
      <style:text-properties officeooo:rsid="00305189" officeooo:paragraph-rsid="00305189"/>
    </style:style>
    <style:style style:name="P131" style:family="paragraph" style:parent-style-name="Table_20_Contents">
      <style:text-properties officeooo:rsid="00305189" officeooo:paragraph-rsid="0034431a"/>
    </style:style>
    <style:style style:name="P132" style:family="paragraph" style:parent-style-name="Standard">
      <style:text-properties officeooo:rsid="00305189" officeooo:paragraph-rsid="0034431a"/>
    </style:style>
    <style:style style:name="P133" style:family="paragraph" style:parent-style-name="Table_20_Contents">
      <style:text-properties officeooo:rsid="00305189" officeooo:paragraph-rsid="004ec9ea"/>
    </style:style>
    <style:style style:name="P134" style:family="paragraph" style:parent-style-name="Standard">
      <style:text-properties officeooo:rsid="00305189" officeooo:paragraph-rsid="0052fd3a"/>
    </style:style>
    <style:style style:name="P135" style:family="paragraph" style:parent-style-name="Table_20_Contents">
      <style:text-properties officeooo:rsid="00305189" officeooo:paragraph-rsid="0052fd3a"/>
    </style:style>
    <style:style style:name="P136" style:family="paragraph" style:parent-style-name="Standard">
      <style:text-properties officeooo:rsid="00305189" officeooo:paragraph-rsid="0058228f"/>
    </style:style>
    <style:style style:name="P137" style:family="paragraph" style:parent-style-name="Table_20_Contents">
      <style:text-properties officeooo:rsid="00305189" officeooo:paragraph-rsid="0058228f"/>
    </style:style>
    <style:style style:name="P138" style:family="paragraph" style:parent-style-name="Standard">
      <style:text-properties officeooo:rsid="00313118" officeooo:paragraph-rsid="00313118"/>
    </style:style>
    <style:style style:name="P139" style:family="paragraph" style:parent-style-name="Standard">
      <style:text-properties officeooo:rsid="00313118" officeooo:paragraph-rsid="004df65a"/>
    </style:style>
    <style:style style:name="P140" style:family="paragraph" style:parent-style-name="Standard">
      <style:text-properties officeooo:rsid="00313118" officeooo:paragraph-rsid="0058228f"/>
    </style:style>
    <style:style style:name="P141" style:family="paragraph" style:parent-style-name="Standard">
      <style:text-properties officeooo:paragraph-rsid="0034431a"/>
    </style:style>
    <style:style style:name="P142" style:family="paragraph" style:parent-style-name="Table_20_Contents">
      <style:text-properties officeooo:paragraph-rsid="0034431a"/>
    </style:style>
    <style:style style:name="P143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44" style:family="paragraph" style:parent-style-name="Table_20_Contents">
      <style:text-properties officeooo:rsid="0016763e" officeooo:paragraph-rsid="001837ed"/>
    </style:style>
    <style:style style:name="P145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46" style:family="paragraph" style:parent-style-name="Table_20_Contents">
      <style:text-properties officeooo:rsid="0016763e" officeooo:paragraph-rsid="00296f11"/>
    </style:style>
    <style:style style:name="P147" style:family="paragraph" style:parent-style-name="Table_20_Contents">
      <style:text-properties officeooo:paragraph-rsid="001837ed"/>
    </style:style>
    <style:style style:name="P148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49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50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51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52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53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54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55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56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57" style:family="paragraph" style:parent-style-name="Table_20_Contents">
      <style:paragraph-properties fo:text-align="start" style:justify-single-word="false"/>
      <style:text-properties officeooo:rsid="001a587a" officeooo:paragraph-rsid="0058228f"/>
    </style:style>
    <style:style style:name="P158" style:family="paragraph" style:parent-style-name="Table_20_Contents">
      <style:paragraph-properties fo:text-align="start" style:justify-single-word="false"/>
      <style:text-properties officeooo:rsid="001a587a" officeooo:paragraph-rsid="0059487d"/>
    </style:style>
    <style:style style:name="P159" style:family="paragraph" style:parent-style-name="Table_20_Contents">
      <style:paragraph-properties fo:text-align="start" style:justify-single-word="false"/>
      <style:text-properties officeooo:rsid="001a587a" officeooo:paragraph-rsid="005b5f44"/>
    </style:style>
    <style:style style:name="P16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6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6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6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6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6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6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67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8228f" style:font-style-asian="normal" style:font-style-complex="normal"/>
    </style:style>
    <style:style style:name="P168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9487d" style:font-style-asian="normal" style:font-style-complex="normal"/>
    </style:style>
    <style:style style:name="P16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b5f44" style:font-style-asian="normal" style:font-style-complex="normal"/>
    </style:style>
    <style:style style:name="P170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71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72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73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74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75" style:family="paragraph" style:parent-style-name="Table_20_Contents">
      <style:text-properties officeooo:paragraph-rsid="00296f11"/>
    </style:style>
    <style:style style:name="P176" style:family="paragraph" style:parent-style-name="Table_20_Contents">
      <style:text-properties officeooo:rsid="002c871f" officeooo:paragraph-rsid="002c871f"/>
    </style:style>
    <style:style style:name="P177" style:family="paragraph" style:parent-style-name="Table_20_Contents">
      <style:text-properties officeooo:rsid="002c871f" officeooo:paragraph-rsid="003a50be"/>
    </style:style>
    <style:style style:name="P178" style:family="paragraph" style:parent-style-name="Table_20_Contents">
      <style:paragraph-properties fo:text-align="center" style:justify-single-word="false"/>
      <style:text-properties officeooo:rsid="002c871f" officeooo:paragraph-rsid="004aae98"/>
    </style:style>
    <style:style style:name="P179" style:family="paragraph" style:parent-style-name="Table_20_Contents">
      <style:text-properties officeooo:rsid="002c871f" officeooo:paragraph-rsid="004aae98"/>
    </style:style>
    <style:style style:name="P180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81" style:family="paragraph" style:parent-style-name="Text_20_body">
      <style:text-properties officeooo:rsid="00279ba3" officeooo:paragraph-rsid="00279ba3"/>
    </style:style>
    <style:style style:name="P182" style:family="paragraph" style:parent-style-name="Text_20_body">
      <style:text-properties officeooo:rsid="00279ba3" officeooo:paragraph-rsid="003a50be"/>
    </style:style>
    <style:style style:name="P183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84" style:family="paragraph" style:parent-style-name="Standard">
      <style:text-properties officeooo:paragraph-rsid="003a50be"/>
    </style:style>
    <style:style style:name="P185" style:family="paragraph" style:parent-style-name="Table_20_Contents">
      <style:text-properties officeooo:paragraph-rsid="003a50be"/>
    </style:style>
    <style:style style:name="P186" style:family="paragraph" style:parent-style-name="Text_20_body">
      <style:text-properties officeooo:paragraph-rsid="003a50be"/>
    </style:style>
    <style:style style:name="P187" style:family="paragraph" style:parent-style-name="Standard">
      <style:text-properties officeooo:paragraph-rsid="003ed13c"/>
    </style:style>
    <style:style style:name="P188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89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90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91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98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fo:font-weight="normal" officeooo:rsid="00151b00" officeooo:paragraph-rsid="0058228f" style:font-weight-asian="normal" style:font-weight-complex="normal"/>
    </style:style>
    <style:style style:name="P202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fo:font-weight="normal" officeooo:rsid="0052fd3a" officeooo:paragraph-rsid="0052fd3a" style:font-weight-asian="normal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fo:font-weight="normal" officeooo:rsid="0052fd3a" officeooo:paragraph-rsid="0052fd3a" style:font-weight-asian="normal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fo:font-weight="normal" officeooo:rsid="0058228f" officeooo:paragraph-rsid="0058228f" style:font-weight-asian="normal" style:font-weight-complex="normal"/>
    </style:style>
    <style:style style:name="P209" style:family="paragraph" style:parent-style-name="Table_20_Contents">
      <style:paragraph-properties fo:text-align="start" style:justify-single-word="false"/>
      <style:text-properties fo:font-weight="normal" officeooo:rsid="0058228f" officeooo:paragraph-rsid="0058228f" style:font-weight-asian="normal" style:font-weight-complex="normal"/>
    </style:style>
    <style:style style:name="P210" style:family="paragraph" style:parent-style-name="Table_20_Contents">
      <style:paragraph-properties fo:text-align="center" style:justify-single-word="false"/>
      <style:text-properties fo:font-weight="normal" officeooo:rsid="0059487d" officeooo:paragraph-rsid="0059487d" style:font-weight-asian="normal" style:font-weight-complex="normal"/>
    </style:style>
    <style:style style:name="P211" style:family="paragraph" style:parent-style-name="Table_20_Contents">
      <style:paragraph-properties fo:text-align="center" style:justify-single-word="false"/>
      <style:text-properties fo:font-weight="normal" officeooo:rsid="005b07f4" officeooo:paragraph-rsid="005b07f4" style:font-weight-asian="normal" style:font-weight-complex="normal"/>
    </style:style>
    <style:style style:name="P212" style:family="paragraph" style:parent-style-name="Table_20_Contents">
      <style:text-properties officeooo:rsid="00442800" officeooo:paragraph-rsid="00442800"/>
    </style:style>
    <style:style style:name="P213" style:family="paragraph" style:parent-style-name="Standard">
      <style:text-properties officeooo:paragraph-rsid="004aae98"/>
    </style:style>
    <style:style style:name="P214" style:family="paragraph" style:parent-style-name="Table_20_Contents">
      <style:text-properties officeooo:paragraph-rsid="004aae98"/>
    </style:style>
    <style:style style:name="P215" style:family="paragraph" style:parent-style-name="Standard">
      <style:paragraph-properties fo:text-align="start" style:justify-single-word="false"/>
      <style:text-properties officeooo:paragraph-rsid="002a5c29"/>
    </style:style>
    <style:style style:name="P216" style:family="paragraph" style:parent-style-name="Standard">
      <style:text-properties officeooo:rsid="002a5c29" officeooo:paragraph-rsid="004aae98"/>
    </style:style>
    <style:style style:name="P217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218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219" style:family="paragraph" style:parent-style-name="Table_20_Contents">
      <style:paragraph-properties fo:text-align="start" style:justify-single-word="false"/>
      <style:text-properties officeooo:rsid="002f2686" officeooo:paragraph-rsid="0059487d"/>
    </style:style>
    <style:style style:name="P220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221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222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223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224" style:family="paragraph" style:parent-style-name="Standard">
      <style:text-properties officeooo:rsid="0034431a" officeooo:paragraph-rsid="004aae98"/>
    </style:style>
    <style:style style:name="P225" style:family="paragraph" style:parent-style-name="Standard">
      <style:text-properties officeooo:paragraph-rsid="0052fd3a"/>
    </style:style>
    <style:style style:name="P226" style:family="paragraph" style:parent-style-name="Table_20_Contents">
      <style:text-properties officeooo:paragraph-rsid="0052fd3a"/>
    </style:style>
    <style:style style:name="P227" style:family="paragraph" style:parent-style-name="Standard">
      <style:text-properties officeooo:rsid="003669c2" officeooo:paragraph-rsid="004aae98"/>
    </style:style>
    <style:style style:name="P228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229" style:family="paragraph" style:parent-style-name="Text_20_body">
      <style:text-properties officeooo:rsid="0054cf44" officeooo:paragraph-rsid="0054cf44" fo:background-color="#dde8cb"/>
    </style:style>
    <style:style style:name="P230" style:family="paragraph" style:parent-style-name="Table_20_Contents">
      <style:text-properties officeooo:paragraph-rsid="0058228f"/>
    </style:style>
    <style:style style:name="P231" style:family="paragraph" style:parent-style-name="Table_20_Contents">
      <style:paragraph-properties fo:text-align="start" style:justify-single-word="false"/>
      <style:text-properties officeooo:rsid="0058228f" officeooo:paragraph-rsid="0058228f"/>
    </style:style>
    <style:style style:name="P232" style:family="paragraph" style:parent-style-name="Table_20_Contents">
      <style:paragraph-properties fo:text-align="start" style:justify-single-word="false"/>
      <style:text-properties officeooo:rsid="005d04e4" officeooo:paragraph-rsid="005d04e4"/>
    </style:style>
    <style:style style:name="P233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weight="bold" officeooo:rsid="005d04e4" officeooo:paragraph-rsid="005d04e4" style:font-weight-asian="bold" style:font-weight-complex="bold"/>
    </style:style>
    <style:style style:name="P234" style:family="paragraph" style:parent-style-name="Standard">
      <style:text-properties officeooo:rsid="002f2686" officeooo:paragraph-rsid="004aae98"/>
    </style:style>
    <style:style style:name="P235" style:family="paragraph" style:parent-style-name="Table_20_Contents">
      <style:paragraph-properties fo:text-align="center" style:justify-single-word="false"/>
      <style:text-properties fo:font-weight="bold" officeooo:rsid="005d3c80" officeooo:paragraph-rsid="005d3c80" style:font-weight-asian="bold" style:font-weight-complex="bold"/>
    </style:style>
    <style:style style:name="P236" style:family="paragraph" style:parent-style-name="Heading_20_3">
      <style:text-properties officeooo:rsid="0012257c" officeooo:paragraph-rsid="0012257c"/>
    </style:style>
    <style:style style:name="P237" style:family="paragraph" style:parent-style-name="Heading_20_3">
      <style:text-properties officeooo:rsid="0012257c" officeooo:paragraph-rsid="004aae98"/>
    </style:style>
    <style:style style:name="P238" style:family="paragraph" style:parent-style-name="Heading_20_3" style:master-page-name="">
      <style:paragraph-properties style:page-number="auto" fo:break-before="auto" fo:break-after="auto"/>
      <style:text-properties officeooo:rsid="00136a0d" officeooo:paragraph-rsid="00136a0d"/>
    </style:style>
    <style:style style:name="P239" style:family="paragraph" style:parent-style-name="Heading_20_3">
      <style:text-properties officeooo:rsid="0034431a" officeooo:paragraph-rsid="0034431a"/>
    </style:style>
    <style:style style:name="P240" style:family="paragraph" style:parent-style-name="Heading_20_3">
      <style:paragraph-properties fo:break-before="page"/>
      <style:text-properties officeooo:paragraph-rsid="003ed13c"/>
    </style:style>
    <style:style style:name="P241" style:family="paragraph" style:parent-style-name="Heading_20_4" style:master-page-name="">
      <style:paragraph-properties style:page-number="auto" fo:break-before="auto" fo:break-after="auto"/>
    </style:style>
    <style:style style:name="P242" style:family="paragraph" style:parent-style-name="Heading_20_4">
      <style:text-properties officeooo:rsid="00151b00" officeooo:paragraph-rsid="00151b00"/>
    </style:style>
    <style:style style:name="P243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244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245" style:family="paragraph" style:parent-style-name="Heading_20_4">
      <style:text-properties officeooo:rsid="00151b00" officeooo:paragraph-rsid="001837ed"/>
    </style:style>
    <style:style style:name="P246" style:family="paragraph" style:parent-style-name="Heading_20_4">
      <style:text-properties officeooo:rsid="00151b00" officeooo:paragraph-rsid="00296f11"/>
    </style:style>
    <style:style style:name="P247" style:family="paragraph" style:parent-style-name="Heading_20_4">
      <style:text-properties officeooo:rsid="00136a0d" officeooo:paragraph-rsid="00136a0d"/>
    </style:style>
    <style:style style:name="P248" style:family="paragraph" style:parent-style-name="Heading_20_4">
      <style:text-properties officeooo:rsid="00136a0d" officeooo:paragraph-rsid="0058228f"/>
    </style:style>
    <style:style style:name="P249" style:family="paragraph" style:parent-style-name="Heading_20_4">
      <style:text-properties officeooo:rsid="0052fd3a" officeooo:paragraph-rsid="0052fd3a"/>
    </style:style>
    <style:style style:name="P250" style:family="paragraph" style:parent-style-name="Heading_20_4">
      <style:text-properties officeooo:paragraph-rsid="004aae98"/>
    </style:style>
    <style:style style:name="P251" style:family="paragraph" style:parent-style-name="Heading_20_4">
      <style:paragraph-properties fo:break-before="page"/>
      <style:text-properties officeooo:paragraph-rsid="004aae98"/>
    </style:style>
    <style:style style:name="P252" style:family="paragraph" style:parent-style-name="Heading_20_4">
      <style:text-properties officeooo:rsid="0034431a" officeooo:paragraph-rsid="0034431a"/>
    </style:style>
    <style:style style:name="T1" style:family="text">
      <style:text-properties officeooo:rsid="00210df8"/>
    </style:style>
    <style:style style:name="T2" style:family="text">
      <style:text-properties officeooo:rsid="0010299b"/>
    </style:style>
    <style:style style:name="T3" style:family="text">
      <style:text-properties officeooo:rsid="0012257c"/>
    </style:style>
    <style:style style:name="T4" style:family="text">
      <style:text-properties officeooo:rsid="00136a0d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fo:font-style="italic" officeooo:rsid="00296f11" style:font-style-asian="italic" style:font-style-complex="italic"/>
    </style:style>
    <style:style style:name="T17" style:family="text">
      <style:text-properties officeooo:rsid="002c871f"/>
    </style:style>
    <style:style style:name="T18" style:family="text">
      <style:text-properties officeooo:rsid="002d0e4c"/>
    </style:style>
    <style:style style:name="T19" style:family="text">
      <style:text-properties officeooo:rsid="002eb3f8"/>
    </style:style>
    <style:style style:name="T20" style:family="text">
      <style:text-properties officeooo:rsid="002f2686"/>
    </style:style>
    <style:style style:name="T21" style:family="text">
      <style:text-properties fo:font-weight="bold" officeooo:rsid="002f2686" style:font-weight-asian="bold" style:font-weight-complex="bold"/>
    </style:style>
    <style:style style:name="T22" style:family="text">
      <style:text-properties fo:font-weight="bold" officeooo:rsid="00210df8" style:font-weight-asian="bold" style:font-weight-complex="bold"/>
    </style:style>
    <style:style style:name="T23" style:family="text">
      <style:text-properties fo:font-weight="bold" officeooo:rsid="001f18be" style:font-weight-asian="bold" style:font-weight-complex="bold"/>
    </style:style>
    <style:style style:name="T24" style:family="text">
      <style:text-properties fo:font-weight="bold" officeooo:rsid="004df65a" style:font-weight-asian="bold" style:font-weight-complex="bold"/>
    </style:style>
    <style:style style:name="T25" style:family="text">
      <style:text-properties fo:font-weight="bold" officeooo:rsid="0058228f" style:font-weight-asian="bold" style:font-weight-complex="bold"/>
    </style:style>
    <style:style style:name="T26" style:family="text">
      <style:text-properties fo:font-weight="bold" officeooo:rsid="0059487d" style:font-weight-asian="bold" style:font-weight-complex="bold"/>
    </style:style>
    <style:style style:name="T27" style:family="text">
      <style:text-properties fo:font-weight="bold" officeooo:rsid="005d04e4" style:font-weight-asian="bold" style:font-weight-complex="bold"/>
    </style:style>
    <style:style style:name="T28" style:family="text">
      <style:text-properties officeooo:rsid="00303092"/>
    </style:style>
    <style:style style:name="T29" style:family="text">
      <style:text-properties officeooo:rsid="00305189"/>
    </style:style>
    <style:style style:name="T30" style:family="text">
      <style:text-properties officeooo:rsid="0034431a"/>
    </style:style>
    <style:style style:name="T31" style:family="text">
      <style:text-properties officeooo:rsid="003a50be"/>
    </style:style>
    <style:style style:name="T32" style:family="text">
      <style:text-properties officeooo:rsid="003c342c"/>
    </style:style>
    <style:style style:name="T33" style:family="text">
      <style:text-properties officeooo:rsid="003f35c3"/>
    </style:style>
    <style:style style:name="T34" style:family="text">
      <style:text-properties officeooo:rsid="00419ba4"/>
    </style:style>
    <style:style style:name="T35" style:family="text">
      <style:text-properties officeooo:rsid="00442800"/>
    </style:style>
    <style:style style:name="T36" style:family="text">
      <style:text-properties officeooo:rsid="00296f11"/>
    </style:style>
    <style:style style:name="T37" style:family="text">
      <style:text-properties officeooo:rsid="004c85f7"/>
    </style:style>
    <style:style style:name="T38" style:family="text">
      <style:text-properties officeooo:rsid="004df65a"/>
    </style:style>
    <style:style style:name="T39" style:family="text">
      <style:text-properties officeooo:rsid="003ed13c"/>
    </style:style>
    <style:style style:name="T40" style:family="text">
      <style:text-properties fo:background-color="#b4c7dc" loext:char-shading-value="0"/>
    </style:style>
    <style:style style:name="T41" style:family="text">
      <style:text-properties officeooo:rsid="0054f63f"/>
    </style:style>
    <style:style style:name="T42" style:family="text">
      <style:text-properties officeooo:rsid="0055ebf5"/>
    </style:style>
    <style:style style:name="T43" style:family="text">
      <style:text-properties officeooo:rsid="0058228f"/>
    </style:style>
    <style:style style:name="T44" style:family="text">
      <style:text-properties officeooo:rsid="00279ba3"/>
    </style:style>
    <style:style style:name="T45" style:family="text">
      <style:text-properties officeooo:rsid="0059487d"/>
    </style:style>
    <style:style style:name="T46" style:family="text">
      <style:text-properties officeooo:rsid="0059c010"/>
    </style:style>
    <style:style style:name="T47" style:family="text">
      <style:text-properties officeooo:rsid="0059fdfb"/>
    </style:style>
    <style:style style:name="T48" style:family="text">
      <style:text-properties officeooo:rsid="005d04e4"/>
    </style:style>
    <style:style style:name="T49" style:family="text">
      <style:text-properties officeooo:rsid="005d76d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Register <text:span text:style-name="T45">M</text:span>ap for the OpenHT</text:p>
      <text:p text:style-name="P52">Wojciech Kaczmarski, SP5WWP<text:line-break/>M17 Project, <text:span text:style-name="T45">April</text:span> 2023</text:p>
      <text:h text:style-name="P236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3068935843968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9">15</text:p>
          </table:table-cell>
          <table:table-cell table:style-name="Table1.A1" office:value-type="string">
            <text:p text:style-name="P29">14</text:p>
          </table:table-cell>
          <table:table-cell table:style-name="Table1.A1" office:value-type="string">
            <text:p text:style-name="P29">13</text:p>
          </table:table-cell>
          <table:table-cell table:style-name="Table1.A1" office:value-type="string">
            <text:p text:style-name="P29">12</text:p>
          </table:table-cell>
          <table:table-cell table:style-name="Table1.A1" office:value-type="string">
            <text:p text:style-name="P29">11</text:p>
          </table:table-cell>
          <table:table-cell table:style-name="Table1.A1" office:value-type="string">
            <text:p text:style-name="P29">10</text:p>
          </table:table-cell>
          <table:table-cell table:style-name="Table1.A1" office:value-type="string">
            <text:p text:style-name="P29">9</text:p>
          </table:table-cell>
          <table:table-cell table:style-name="Table1.A1" office:value-type="string">
            <text:p text:style-name="P29">8</text:p>
          </table:table-cell>
          <table:table-cell table:style-name="Table1.A1" office:value-type="string">
            <text:p text:style-name="P29">7</text:p>
          </table:table-cell>
          <table:table-cell table:style-name="Table1.A1" office:value-type="string">
            <text:p text:style-name="P29">6</text:p>
          </table:table-cell>
          <table:table-cell table:style-name="Table1.A1" office:value-type="string">
            <text:p text:style-name="P29">5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</table:table-row>
        <table:table-row table:style-name="TableLine3068935842528">
          <table:table-cell table:style-name="Table1.A1" office:value-type="string">
            <text:p text:style-name="P100"><text:span text:style-name="T2">0x</text:span>0000</text:p>
          </table:table-cell>
          <table:table-cell table:style-name="Table1.B2" office:value-type="string">
            <text:p text:style-name="P127">SSB</text:p>
          </table:table-cell>
          <table:table-cell table:style-name="Table1.B2" table:number-columns-spanned="3" office:value-type="string">
            <text:p text:style-name="P117">MOD</text:p>
          </table:table-cell>
          <table:covered-table-cell/>
          <table:covered-table-cell/>
          <table:table-cell table:style-name="Table1.F2" table:number-columns-spanned="3" office:value-type="string">
            <text:p text:style-name="P110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116">RESERVED</text:p>
          </table:table-cell>
          <table:covered-table-cell/>
          <table:covered-table-cell/>
          <table:table-cell table:style-name="Table1.L2" office:value-type="string">
            <text:p text:style-name="P112">PD</text:p>
          </table:table-cell>
          <table:table-cell table:style-name="Table1.M2" table:number-columns-spanned="3" office:value-type="string">
            <text:p text:style-name="P114">DEMOD</text:p>
          </table:table-cell>
          <table:covered-table-cell/>
          <table:covered-table-cell/>
          <table:table-cell table:style-name="Table1.P2" table:number-columns-spanned="2" office:value-type="string">
            <text:p text:style-name="P95">BAND</text:p>
          </table:table-cell>
          <table:covered-table-cell/>
        </table:table-row>
        <table:table-row table:style-name="TableLine3068935838208">
          <table:table-cell table:style-name="Table1.A1" office:value-type="string">
            <text:p text:style-name="P176">0x000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</table:table-row>
        <table:table-row table:style-name="TableLine306893584972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  <table:table-cell table:style-name="Table1.A1" office:value-type="string">
            <text:p text:style-name="P68">RW</text:p>
          </table:table-cell>
        </table:table-row>
      </table:table>
      <text:p text:style-name="Standard"/>
      <text:p text:style-name="P63">Bits [1:0] – <text:span text:style-name="T23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3068935844256">
          <table:table-cell table:style-name="Table12.A1" table:number-rows-spanned="5" office:value-type="string">
            <text:p text:style-name="P87">BAND</text:p>
          </table:table-cell>
          <table:table-cell table:style-name="Table12.B1" office:value-type="string">
            <text:p text:style-name="P87">Value</text:p>
          </table:table-cell>
          <table:table-cell table:style-name="Table12.C1" office:value-type="string">
            <text:p text:style-name="P87">Description</text:p>
          </table:table-cell>
        </table:table-row>
        <table:table-row table:style-name="TableLine3068935852032">
          <table:covered-table-cell table:style-name="Table12.A1"/>
          <table:table-cell table:style-name="Table12.B2" office:value-type="string">
            <text:p text:style-name="P160">0x0</text:p>
          </table:table-cell>
          <table:table-cell table:style-name="Table12.C2" office:value-type="string">
            <text:p text:style-name="P150"><text:span text:style-name="T38">s</text:span>ub-GHz <text:span text:style-name="T9">(default)</text:span></text:p>
          </table:table-cell>
        </table:table-row>
        <table:table-row table:style-name="TableLine3068935837056">
          <table:covered-table-cell table:style-name="Table12.A1"/>
          <table:table-cell table:style-name="Table12.B4" office:value-type="string">
            <text:p text:style-name="P150">0x1</text:p>
          </table:table-cell>
          <table:table-cell table:style-name="Table12.C4" office:value-type="string">
            <text:p text:style-name="P150">2.4 GHz</text:p>
          </table:table-cell>
        </table:table-row>
        <table:table-row table:style-name="TableLine3068935841664">
          <table:covered-table-cell table:style-name="Table12.A1"/>
          <table:table-cell table:style-name="Table12.B4" office:value-type="string">
            <text:p text:style-name="P150">0x2</text:p>
          </table:table-cell>
          <table:table-cell table:style-name="Table12.C4" office:value-type="string">
            <text:p text:style-name="P171">invalid</text:p>
          </table:table-cell>
        </table:table-row>
        <table:table-row table:style-name="TableLine3068935845120">
          <table:covered-table-cell table:style-name="Table12.A1"/>
          <table:table-cell table:style-name="Table12.B5" office:value-type="string">
            <text:p text:style-name="P150">0x3</text:p>
          </table:table-cell>
          <table:table-cell table:style-name="Table12.C5" office:value-type="string">
            <text:p text:style-name="P171">invalid</text:p>
          </table:table-cell>
        </table:table-row>
      </table:table>
      <text:p text:style-name="P75"/>
      <text:p text:style-name="P64">Bits [<text:span text:style-name="T8">4:2</text:span>] – <text:span text:style-name="T23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3068935839936">
          <table:table-cell table:style-name="Table13.A1" table:number-rows-spanned="5" office:value-type="string">
            <text:p text:style-name="P115">DEMOD</text:p>
          </table:table-cell>
          <table:table-cell table:style-name="Table13.B1" office:value-type="string">
            <text:p text:style-name="P88">Value</text:p>
          </table:table-cell>
          <table:table-cell table:style-name="Table13.C1" office:value-type="string">
            <text:p text:style-name="P88">Description</text:p>
          </table:table-cell>
        </table:table-row>
        <table:table-row table:style-name="TableLine3068935838784">
          <table:covered-table-cell table:style-name="Table13.A1"/>
          <table:table-cell table:style-name="Table13.B2" office:value-type="string">
            <text:p text:style-name="P161">0x0</text:p>
          </table:table-cell>
          <table:table-cell table:style-name="Table13.C2" office:value-type="string">
            <text:p text:style-name="P170">FM <text:span text:style-name="T9">(default)</text:span></text:p>
          </table:table-cell>
        </table:table-row>
        <table:table-row table:style-name="TableLine3068935837344">
          <table:covered-table-cell table:style-name="Table13.A1"/>
          <table:table-cell table:style-name="Table13.B4" office:value-type="string">
            <text:p text:style-name="P151">0x1</text:p>
          </table:table-cell>
          <table:table-cell table:style-name="Table13.C4" office:value-type="string">
            <text:p text:style-name="P170">AM</text:p>
          </table:table-cell>
        </table:table-row>
        <table:table-row table:style-name="TableLine3068935846272">
          <table:covered-table-cell table:style-name="Table13.A1"/>
          <table:table-cell table:style-name="Table13.B4" office:value-type="string">
            <text:p text:style-name="P151">0x2</text:p>
          </table:table-cell>
          <table:table-cell table:style-name="Table13.C4" office:value-type="string">
            <text:p text:style-name="P170">SSB</text:p>
          </table:table-cell>
        </table:table-row>
        <table:table-row table:style-name="TableLine3068935848000">
          <table:covered-table-cell table:style-name="Table13.A1"/>
          <table:table-cell table:style-name="Table13.B5" office:value-type="string">
            <text:p text:style-name="P151">0x3 <text:span text:style-name="T11">to </text:span><text:span text:style-name="T10">0x7</text:span></text:p>
          </table:table-cell>
          <table:table-cell table:style-name="Table13.C5" office:value-type="string">
            <text:p text:style-name="P151"><text:span text:style-name="T10">r</text:span>eserved</text:p>
          </table:table-cell>
        </table:table-row>
      </table:table>
      <text:p text:style-name="P63"/>
      <text:p text:style-name="P63">Bit [<text:span text:style-name="T9">5</text:span>] – <text:span text:style-name="T23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3068935840512">
          <table:table-cell table:style-name="Table14.A1" table:number-rows-spanned="3" office:value-type="string">
            <text:p text:style-name="P113">PD</text:p>
          </table:table-cell>
          <table:table-cell table:style-name="Table14.B1" office:value-type="string">
            <text:p text:style-name="P89">Value</text:p>
          </table:table-cell>
          <table:table-cell table:style-name="Table14.C1" office:value-type="string">
            <text:p text:style-name="P89">Description</text:p>
          </table:table-cell>
        </table:table-row>
        <table:table-row table:style-name="TableLine3068935839648">
          <table:covered-table-cell table:style-name="Table14.A1"/>
          <table:table-cell table:style-name="Table14.B2" office:value-type="string">
            <text:p text:style-name="P162">0x0</text:p>
          </table:table-cell>
          <table:table-cell table:style-name="Table14.C2" office:value-type="string">
            <text:p text:style-name="P171"><text:span text:style-name="T10">p</text:span>hase dithering disabled (default)</text:p>
          </table:table-cell>
        </table:table-row>
        <table:table-row table:style-name="TableLine3068935851456">
          <table:covered-table-cell table:style-name="Table14.A1"/>
          <table:table-cell table:style-name="Table14.B3" office:value-type="string">
            <text:p text:style-name="P152">0x<text:span text:style-name="T9">1</text:span></text:p>
          </table:table-cell>
          <table:table-cell table:style-name="Table14.C3" office:value-type="string">
            <text:p text:style-name="P171">phase dithering enabled</text:p>
          </table:table-cell>
        </table:table-row>
      </table:table>
      <text:p text:style-name="P63"/>
      <text:p text:style-name="P65">Bit<text:span text:style-name="T1">s</text:span> [<text:span text:style-name="T1">8:6</text:span>] – <text:span text:style-name="T21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3068935852896">
          <table:table-cell table:style-name="Table15.A1" table:number-rows-spanned="3" office:value-type="string">
            <text:p text:style-name="P120">RESERVED</text:p>
          </table:table-cell>
          <table:table-cell table:style-name="Table15.B1" office:value-type="string">
            <text:p text:style-name="P85">Value</text:p>
          </table:table-cell>
          <table:table-cell table:style-name="Table15.C1" office:value-type="string">
            <text:p text:style-name="P85">Description</text:p>
          </table:table-cell>
        </table:table-row>
        <table:table-row table:style-name="TableLine3068942506736">
          <table:covered-table-cell table:style-name="Table15.A1"/>
          <table:table-cell table:style-name="Table15.B2" office:value-type="string">
            <text:p text:style-name="P163">0x0</text:p>
          </table:table-cell>
          <table:table-cell table:style-name="Table15.C2" office:value-type="string">
            <text:p text:style-name="P172">-</text:p>
          </table:table-cell>
        </table:table-row>
        <table:table-row table:style-name="TableLine3068942507312">
          <table:covered-table-cell table:style-name="Table15.A1"/>
          <table:table-cell table:style-name="Table15.B3" office:value-type="string">
            <text:p text:style-name="P153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72">-</text:p>
          </table:table-cell>
        </table:table-row>
      </table:table>
      <text:p text:style-name="P65"/>
      <text:p text:style-name="P65">Bit [<text:span text:style-name="T1">11:9</text:span>] – <text:span text:style-name="T22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3068942509616">
          <table:table-cell table:style-name="Table16.A1" table:number-rows-spanned="4" office:value-type="string">
            <text:p text:style-name="P111">IO0_SRC</text:p>
          </table:table-cell>
          <table:table-cell table:style-name="Table16.B1" office:value-type="string">
            <text:p text:style-name="P85">Value</text:p>
          </table:table-cell>
          <table:table-cell table:style-name="Table16.C1" office:value-type="string">
            <text:p text:style-name="P85">Description</text:p>
          </table:table-cell>
        </table:table-row>
        <table:table-row table:style-name="TableLine3068942507888">
          <table:covered-table-cell table:style-name="Table16.A1"/>
          <table:table-cell table:style-name="Table16.B2" office:value-type="string">
            <text:p text:style-name="P163">0x0</text:p>
          </table:table-cell>
          <table:table-cell table:style-name="Table16.C2" office:value-type="string">
            <text:p text:style-name="P172"><text:span text:style-name="T38">l</text:span><text:span text:style-name="T20">ogic low</text:span> (default)</text:p>
          </table:table-cell>
        </table:table-row>
        <table:table-row table:style-name="TableLine3068942502128">
          <table:covered-table-cell table:style-name="Table16.A1"/>
          <table:table-cell table:style-name="Table16.B3" office:value-type="string">
            <text:p text:style-name="P153">0x<text:span text:style-name="T9">1</text:span></text:p>
          </table:table-cell>
          <table:table-cell table:style-name="Table16.C3" office:value-type="string">
            <text:p text:style-name="P53"><text:span text:style-name="T14">DRDY</text:span> signal</text:p>
          </table:table-cell>
        </table:table-row>
        <table:table-row table:style-name="TableLine3068942497520">
          <table:covered-table-cell table:style-name="Table16.A1"/>
          <table:table-cell table:style-name="Table16.B4" office:value-type="string">
            <text:p text:style-name="P153"><text:span text:style-name="T20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74">reserved</text:p>
          </table:table-cell>
        </table:table-row>
      </table:table>
      <text:p text:style-name="P65"/>
      <text:p text:style-name="P67">Bits [1<text:span text:style-name="T20">4</text:span>:<text:span text:style-name="T20">12</text:span>] – <text:span text:style-name="T21">MOD</text:span><text:span text:style-name="T9"> </text:span>– <text:span text:style-name="T9">select </text:span><text:span text:style-name="T28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3068942502416">
          <table:table-cell table:style-name="Table22.A1" table:number-rows-spanned="5" office:value-type="string">
            <text:p text:style-name="P119">MOD</text:p>
          </table:table-cell>
          <table:table-cell table:style-name="Table22.B1" office:value-type="string">
            <text:p text:style-name="P86">Value</text:p>
          </table:table-cell>
          <table:table-cell table:style-name="Table22.C1" office:value-type="string">
            <text:p text:style-name="P86">Description</text:p>
          </table:table-cell>
        </table:table-row>
        <table:table-row table:style-name="TableLine3068942503568">
          <table:covered-table-cell table:style-name="Table22.A1"/>
          <table:table-cell table:style-name="Table22.B2" office:value-type="string">
            <text:p text:style-name="P164">0x0</text:p>
          </table:table-cell>
          <table:table-cell table:style-name="Table22.C2" office:value-type="string">
            <text:p text:style-name="P154"><text:span text:style-name="T28">FM</text:span> <text:span text:style-name="T9">(default)</text:span></text:p>
          </table:table-cell>
        </table:table-row>
        <table:table-row table:style-name="TableLine3068942498096">
          <table:covered-table-cell table:style-name="Table22.A1"/>
          <table:table-cell table:style-name="Table22.B4" office:value-type="string">
            <text:p text:style-name="P154">0x1</text:p>
          </table:table-cell>
          <table:table-cell table:style-name="Table22.C4" office:value-type="string">
            <text:p text:style-name="P180">AM</text:p>
          </table:table-cell>
        </table:table-row>
        <table:table-row table:style-name="TableLine3068942493200">
          <table:covered-table-cell table:style-name="Table22.A1"/>
          <table:table-cell table:style-name="Table22.B4" office:value-type="string">
            <text:p text:style-name="P154">0x2</text:p>
          </table:table-cell>
          <table:table-cell table:style-name="Table22.C4" office:value-type="string">
            <text:p text:style-name="P180">SSB</text:p>
          </table:table-cell>
        </table:table-row>
        <table:table-row table:style-name="TableLine3068942499824">
          <table:covered-table-cell table:style-name="Table22.A1"/>
          <table:table-cell table:style-name="Table22.B5" office:value-type="string">
            <text:p text:style-name="P154">0x3 <text:span text:style-name="T28">to 0x7</text:span></text:p>
          </table:table-cell>
          <table:table-cell table:style-name="Table22.C5" office:value-type="string">
            <text:p text:style-name="P173">invalid</text:p>
          </table:table-cell>
        </table:table-row>
      </table:table>
      <text:p text:style-name="P66"/>
      <text:p text:style-name="P140">Bit [15] <text:span text:style-name="T7">– </text:span><text:span text:style-name="T25">SSB</text:span></text:p>
      <table:table table:name="Table29" table:style-name="Table29">
        <table:table-column table:style-name="Table29.A" table:number-columns-repeated="2"/>
        <table:table-column table:style-name="Table29.C"/>
        <table:table-row table:style-name="TableLine3068942502704">
          <table:table-cell table:style-name="Table29.A1" table:number-rows-spanned="3" office:value-type="string">
            <text:p text:style-name="P126">SSB</text:p>
          </table:table-cell>
          <table:table-cell table:style-name="Table29.B1" office:value-type="string">
            <text:p text:style-name="P92">Value</text:p>
          </table:table-cell>
          <table:table-cell table:style-name="Table29.C1" office:value-type="string">
            <text:p text:style-name="P92">Description</text:p>
          </table:table-cell>
        </table:table-row>
        <table:table-row table:style-name="TableLine3068942493776">
          <table:covered-table-cell table:style-name="Table29.A1"/>
          <table:table-cell table:style-name="Table29.B2" office:value-type="string">
            <text:p text:style-name="P167">0x0</text:p>
          </table:table-cell>
          <table:table-cell table:style-name="Table29.C2" office:value-type="string">
            <text:p text:style-name="P231">USB (default)</text:p>
          </table:table-cell>
        </table:table-row>
        <table:table-row table:style-name="TableLine3068942504144">
          <table:covered-table-cell table:style-name="Table29.A1"/>
          <table:table-cell table:style-name="Table29.B3" office:value-type="string">
            <text:p text:style-name="P157">0x<text:span text:style-name="T9">1</text:span></text:p>
          </table:table-cell>
          <table:table-cell table:style-name="Table29.C3" office:value-type="string">
            <text:p text:style-name="P231">LSB</text:p>
          </table:table-cell>
        </table:table-row>
      </table:table>
      <text:p text:style-name="P79"/>
      <text:p text:style-name="P138"/>
      <text:h text:style-name="P241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3068942494928"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30">15</text:p>
          </table:table-cell>
          <table:table-cell table:style-name="Table3.A1" office:value-type="string">
            <text:p text:style-name="P30">14</text:p>
          </table:table-cell>
          <table:table-cell table:style-name="Table3.A1" office:value-type="string">
            <text:p text:style-name="P30">13</text:p>
          </table:table-cell>
          <table:table-cell table:style-name="Table3.A1" office:value-type="string">
            <text:p text:style-name="P30">12</text:p>
          </table:table-cell>
          <table:table-cell table:style-name="Table3.A1" office:value-type="string">
            <text:p text:style-name="P30">11</text:p>
          </table:table-cell>
          <table:table-cell table:style-name="Table3.A1" office:value-type="string">
            <text:p text:style-name="P30">10</text:p>
          </table:table-cell>
          <table:table-cell table:style-name="Table3.A1" office:value-type="string">
            <text:p text:style-name="P30">9</text:p>
          </table:table-cell>
          <table:table-cell table:style-name="Table3.A1" office:value-type="string">
            <text:p text:style-name="P30">8</text:p>
          </table:table-cell>
          <table:table-cell table:style-name="Table3.A1" office:value-type="string">
            <text:p text:style-name="P30">7</text:p>
          </table:table-cell>
          <table:table-cell table:style-name="Table3.A1" office:value-type="string">
            <text:p text:style-name="P30">6</text:p>
          </table:table-cell>
          <table:table-cell table:style-name="Table3.A1" office:value-type="string">
            <text:p text:style-name="P30">5</text:p>
          </table:table-cell>
          <table:table-cell table:style-name="Table3.A1" office:value-type="string">
            <text:p text:style-name="P30">4</text:p>
          </table:table-cell>
          <table:table-cell table:style-name="Table3.A1" office:value-type="string">
            <text:p text:style-name="P30">3</text:p>
          </table:table-cell>
          <table:table-cell table:style-name="Table3.A1" office:value-type="string">
            <text:p text:style-name="P30">2</text:p>
          </table:table-cell>
          <table:table-cell table:style-name="Table3.A1" office:value-type="string">
            <text:p text:style-name="P30">1</text:p>
          </table:table-cell>
          <table:table-cell table:style-name="Table3.A1" office:value-type="string">
            <text:p text:style-name="P30">0</text:p>
          </table:table-cell>
        </table:table-row>
        <table:table-row table:style-name="TableLine3068942496944">
          <table:table-cell table:style-name="Table3.A1" office:value-type="string">
            <text:p text:style-name="P99"><text:span text:style-name="T2">0x</text:span>000<text:span text:style-name="T30">1</text:span>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J2" table:number-columns-spanned="6" office:value-type="string">
            <text:p text:style-name="P235">CTCSS_TX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P2" table:number-columns-spanned="2" office:value-type="string">
            <text:p text:style-name="P123">STATE</text:p>
          </table:table-cell>
          <table:covered-table-cell/>
        </table:table-row>
        <table:table-row table:style-name="TableLine3068942492624">
          <table:table-cell table:style-name="Table3.A1" office:value-type="string">
            <text:p text:style-name="P176">0x000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30">0</text:p>
          </table:table-cell>
        </table:table-row>
        <table:table-row table:style-name="TableLine3068942501552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  <table:table-cell table:style-name="Table3.A1" office:value-type="string">
            <text:p text:style-name="P68">RW</text:p>
          </table:table-cell>
        </table:table-row>
      </table:table>
      <text:p text:style-name="P27"/>
      <text:p text:style-name="P77">Bits [1:0] – <text:span text:style-name="T24">STATE</text:span><text:span text:style-name="T9"> </text:span>– <text:span text:style-name="T38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3068942520272">
          <table:table-cell table:style-name="Table20.A1" table:number-rows-spanned="5" office:value-type="string">
            <text:p text:style-name="P124">STATE</text:p>
          </table:table-cell>
          <table:table-cell table:style-name="Table20.B1" office:value-type="string">
            <text:p text:style-name="P91">Value</text:p>
          </table:table-cell>
          <table:table-cell table:style-name="Table20.C1" office:value-type="string">
            <text:p text:style-name="P91">Description</text:p>
          </table:table-cell>
        </table:table-row>
        <table:table-row table:style-name="TableLine3068942522000">
          <table:covered-table-cell table:style-name="Table20.A1"/>
          <table:table-cell table:style-name="Table20.B2" office:value-type="string">
            <text:p text:style-name="P166">0x0</text:p>
          </table:table-cell>
          <table:table-cell table:style-name="Table20.C2" office:value-type="string">
            <text:p text:style-name="P156"><text:span text:style-name="T38">idle</text:span> <text:span text:style-name="T9">(default)</text:span></text:p>
          </table:table-cell>
        </table:table-row>
        <table:table-row table:style-name="TableLine3068942520560">
          <table:covered-table-cell table:style-name="Table20.A1"/>
          <table:table-cell table:style-name="Table20.B4" office:value-type="string">
            <text:p text:style-name="P156">0x1</text:p>
          </table:table-cell>
          <table:table-cell table:style-name="Table20.C4" office:value-type="string">
            <text:p text:style-name="P2">TX</text:p>
          </table:table-cell>
        </table:table-row>
        <table:table-row table:style-name="TableLine3068942518544">
          <table:covered-table-cell table:style-name="Table20.A1"/>
          <table:table-cell table:style-name="Table20.B4" office:value-type="string">
            <text:p text:style-name="P156">0x2</text:p>
          </table:table-cell>
          <table:table-cell table:style-name="Table20.C4" office:value-type="string">
            <text:p text:style-name="P2">RX</text:p>
          </table:table-cell>
        </table:table-row>
        <table:table-row table:style-name="TableLine3068942511056">
          <table:covered-table-cell table:style-name="Table20.A1"/>
          <table:table-cell table:style-name="Table20.B5" office:value-type="string">
            <text:p text:style-name="P156">0x3</text:p>
          </table:table-cell>
          <table:table-cell table:style-name="Table20.C5" office:value-type="string">
            <text:p text:style-name="P223">reserved</text:p>
          </table:table-cell>
        </table:table-row>
      </table:table>
      <text:p text:style-name="P78"/>
      <text:p text:style-name="P82">Bits [<text:span text:style-name="T48">7</text:span>:<text:span text:style-name="T48">2</text:span>] – <text:span text:style-name="T27">CTCSS_TX</text:span><text:span text:style-name="T9"> </text:span>– <text:span text:style-name="T38">set the </text:span><text:span text:style-name="T48">transmitter’s CTCSS frequency (in hertz)</text:span></text:p>
      <table:table table:name="Table31" table:style-name="Table31">
        <table:table-column table:style-name="Table31.A" table:number-columns-repeated="2"/>
        <table:table-column table:style-name="Table31.C"/>
        <table:table-row table:style-name="TableLine3068942517104">
          <table:table-cell table:style-name="Table31.A1" table:number-rows-spanned="6" office:value-type="string">
            <text:p text:style-name="P233">CTCSS_TX</text:p>
          </table:table-cell>
          <table:table-cell table:style-name="Table31.B1" office:value-type="string">
            <text:p text:style-name="P94">Value</text:p>
          </table:table-cell>
          <table:table-cell table:style-name="Table31.C1" office:value-type="string">
            <text:p text:style-name="P94">Description</text:p>
          </table:table-cell>
        </table:table-row>
        <table:table-row table:style-name="TableLine3068942514224">
          <table:covered-table-cell table:style-name="Table31.A1"/>
          <table:table-cell table:style-name="Table31.B2" office:value-type="string">
            <text:p text:style-name="P169">0x0<text:span text:style-name="T48">0</text:span></text:p>
          </table:table-cell>
          <table:table-cell table:style-name="Table31.C2" office:value-type="string">
            <text:p text:style-name="P159"><text:span text:style-name="T49">disabled</text:span> <text:span text:style-name="T9">(default)</text:span></text:p>
          </table:table-cell>
        </table:table-row>
        <table:table-row table:style-name="TableLine3068942516816">
          <table:covered-table-cell table:style-name="Table31.A1"/>
          <table:table-cell table:style-name="Table31.B5" office:value-type="string">
            <text:p text:style-name="P159">0x<text:span text:style-name="T48">0</text:span>1</text:p>
          </table:table-cell>
          <table:table-cell table:style-name="Table31.C5" office:value-type="string">
            <text:p text:style-name="P4">67.0</text:p>
          </table:table-cell>
        </table:table-row>
        <table:table-row table:style-name="TableLine3068942516240">
          <table:covered-table-cell table:style-name="Table31.A4"/>
          <table:table-cell table:style-name="Table31.B5" office:value-type="string">
            <text:p text:style-name="P232">0x02</text:p>
          </table:table-cell>
          <table:table-cell table:style-name="Table31.C5" office:value-type="string">
            <text:p text:style-name="P4">69.3</text:p>
          </table:table-cell>
        </table:table-row>
        <table:table-row table:style-name="TableLine3068942517392">
          <table:covered-table-cell table:style-name="Table31.A1"/>
          <table:table-cell table:style-name="Table31.B5" office:value-type="string">
            <text:p text:style-name="P159">...</text:p>
          </table:table-cell>
          <table:table-cell table:style-name="Table31.C5" office:value-type="string">
            <text:p text:style-name="P3">...</text:p>
          </table:table-cell>
        </table:table-row>
        <table:table-row table:style-name="TableLine3068942517680">
          <table:covered-table-cell table:style-name="Table31.A1"/>
          <table:table-cell table:style-name="Table31.B6" office:value-type="string">
            <text:p text:style-name="P159">0x<text:span text:style-name="T48">3F</text:span></text:p>
          </table:table-cell>
          <table:table-cell table:style-name="Table31.C6" office:value-type="string">
            <text:p text:style-name="P4">254.1</text:p>
          </table:table-cell>
        </table:table-row>
      </table:table>
      <text:p text:style-name="P81"/>
      <text:p text:style-name="P139">Bit<text:span text:style-name="T38">s </text:span>[15:<text:span text:style-name="T48">8</text:span>] <text:span text:style-name="T7">– </text:span>reserved.</text:p>
      <text:p text:style-name="P139"/>
      <text:h text:style-name="P242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3068942519408">
          <table:table-cell table:style-name="Table8.A1" office:value-type="string">
            <text:p text:style-name="P43"/>
          </table:table-cell>
          <table:table-cell table:style-name="Table8.A1" office:value-type="string">
            <text:p text:style-name="P32">15</text:p>
          </table:table-cell>
          <table:table-cell table:style-name="Table8.A1" office:value-type="string">
            <text:p text:style-name="P32">14</text:p>
          </table:table-cell>
          <table:table-cell table:style-name="Table8.A1" office:value-type="string">
            <text:p text:style-name="P32">13</text:p>
          </table:table-cell>
          <table:table-cell table:style-name="Table8.A1" office:value-type="string">
            <text:p text:style-name="P32">12</text:p>
          </table:table-cell>
          <table:table-cell table:style-name="Table8.A1" office:value-type="string">
            <text:p text:style-name="P32">11</text:p>
          </table:table-cell>
          <table:table-cell table:style-name="Table8.A1" office:value-type="string">
            <text:p text:style-name="P32">10</text:p>
          </table:table-cell>
          <table:table-cell table:style-name="Table8.A1" office:value-type="string">
            <text:p text:style-name="P32">9</text:p>
          </table:table-cell>
          <table:table-cell table:style-name="Table8.A1" office:value-type="string">
            <text:p text:style-name="P32">8</text:p>
          </table:table-cell>
          <table:table-cell table:style-name="Table8.A1" office:value-type="string">
            <text:p text:style-name="P32">7</text:p>
          </table:table-cell>
          <table:table-cell table:style-name="Table8.A1" office:value-type="string">
            <text:p text:style-name="P32">6</text:p>
          </table:table-cell>
          <table:table-cell table:style-name="Table8.A1" office:value-type="string">
            <text:p text:style-name="P32">5</text:p>
          </table:table-cell>
          <table:table-cell table:style-name="Table8.A1" office:value-type="string">
            <text:p text:style-name="P32">4</text:p>
          </table:table-cell>
          <table:table-cell table:style-name="Table8.A1" office:value-type="string">
            <text:p text:style-name="P32">3</text:p>
          </table:table-cell>
          <table:table-cell table:style-name="Table8.A1" office:value-type="string">
            <text:p text:style-name="P32">2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32">0</text:p>
          </table:table-cell>
        </table:table-row>
        <table:table-row table:style-name="TableLine3068942518256">
          <table:table-cell table:style-name="Table8.A1" office:value-type="string">
            <text:p text:style-name="P98"><text:span text:style-name="T2">0x</text:span>000<text:span text:style-name="T30">2</text:span></text:p>
          </table:table-cell>
          <table:table-cell table:style-name="Table8.B2" office:value-type="string">
            <text:p text:style-name="P56">MSB</text:p>
          </table:table-cell>
          <table:table-cell table:style-name="Table8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56">LSB</text:p>
          </table:table-cell>
        </table:table-row>
        <table:table-row table:style-name="TableLine3068942513360">
          <table:table-cell table:style-name="Table8.A1" office:value-type="string">
            <text:p text:style-name="P176">0x000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</table:table-row>
        <table:table-row table:style-name="TableLine3068942522576">
          <table:table-cell table:style-name="Table8.A1" office:value-type="string">
            <text:p text:style-name="P61"/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  <table:table-cell table:style-name="Table8.A1" office:value-type="string">
            <text:p text:style-name="P68">RW</text:p>
          </table:table-cell>
        </table:table-row>
      </table:table>
      <text:p text:style-name="P60"/>
      <text:p text:style-name="P181">Signed 16-bit value to be added to the I branch after applying predistortion.</text:p>
      <text:h text:style-name="P242" text:outline-level="2"><text:soft-page-break/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3068942522864"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32">15</text:p>
          </table:table-cell>
          <table:table-cell table:style-name="Table9.A1" office:value-type="string">
            <text:p text:style-name="P32">14</text:p>
          </table:table-cell>
          <table:table-cell table:style-name="Table9.A1" office:value-type="string">
            <text:p text:style-name="P32">13</text:p>
          </table:table-cell>
          <table:table-cell table:style-name="Table9.A1" office:value-type="string">
            <text:p text:style-name="P32">12</text:p>
          </table:table-cell>
          <table:table-cell table:style-name="Table9.A1" office:value-type="string">
            <text:p text:style-name="P32">11</text:p>
          </table:table-cell>
          <table:table-cell table:style-name="Table9.A1" office:value-type="string">
            <text:p text:style-name="P32">10</text:p>
          </table:table-cell>
          <table:table-cell table:style-name="Table9.A1" office:value-type="string">
            <text:p text:style-name="P32">9</text:p>
          </table:table-cell>
          <table:table-cell table:style-name="Table9.A1" office:value-type="string">
            <text:p text:style-name="P32">8</text:p>
          </table:table-cell>
          <table:table-cell table:style-name="Table9.A1" office:value-type="string">
            <text:p text:style-name="P32">7</text:p>
          </table:table-cell>
          <table:table-cell table:style-name="Table9.A1" office:value-type="string">
            <text:p text:style-name="P32">6</text:p>
          </table:table-cell>
          <table:table-cell table:style-name="Table9.A1" office:value-type="string">
            <text:p text:style-name="P32">5</text:p>
          </table:table-cell>
          <table:table-cell table:style-name="Table9.A1" office:value-type="string">
            <text:p text:style-name="P32">4</text:p>
          </table:table-cell>
          <table:table-cell table:style-name="Table9.A1" office:value-type="string">
            <text:p text:style-name="P32">3</text:p>
          </table:table-cell>
          <table:table-cell table:style-name="Table9.A1" office:value-type="string">
            <text:p text:style-name="P32">2</text:p>
          </table:table-cell>
          <table:table-cell table:style-name="Table9.A1" office:value-type="string">
            <text:p text:style-name="P32">1</text:p>
          </table:table-cell>
          <table:table-cell table:style-name="Table9.A1" office:value-type="string">
            <text:p text:style-name="P32">0</text:p>
          </table:table-cell>
        </table:table-row>
        <table:table-row table:style-name="TableLine3068942672704">
          <table:table-cell table:style-name="Table9.A1" office:value-type="string">
            <text:p text:style-name="P98"><text:span text:style-name="T2">0x</text:span>000<text:span text:style-name="T30">3</text:span></text:p>
          </table:table-cell>
          <table:table-cell table:style-name="Table9.B2" office:value-type="string">
            <text:p text:style-name="P56">MSB</text:p>
          </table:table-cell>
          <table:table-cell table:style-name="Table9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56">LSB</text:p>
          </table:table-cell>
        </table:table-row>
        <table:table-row table:style-name="TableLine3068942674432">
          <table:table-cell table:style-name="Table9.A1" office:value-type="string">
            <text:p text:style-name="P176">0x000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  <table:table-cell table:style-name="Table9.A1" office:value-type="string">
            <text:p text:style-name="P32">0</text:p>
          </table:table-cell>
        </table:table-row>
        <table:table-row table:style-name="TableLine3068942666944">
          <table:table-cell table:style-name="Table9.A1" office:value-type="string">
            <text:p text:style-name="P61"/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  <table:table-cell table:style-name="Table9.A1" office:value-type="string">
            <text:p text:style-name="P68">RW</text:p>
          </table:table-cell>
        </table:table-row>
      </table:table>
      <text:p text:style-name="P60"/>
      <text:p text:style-name="P181">Signed 16-bit value to be added to the Q branch after applying predistortion.</text:p>
      <text:h text:style-name="P244" text:outline-level="2"><text:span text:style-name="T31">I</text:span> branch <text:span text:style-name="T31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3068942672992">
          <table:table-cell table:style-name="Table25.A1" office:value-type="string">
            <text:p text:style-name="P47"/>
          </table:table-cell>
          <table:table-cell table:style-name="Table25.A1" office:value-type="string">
            <text:p text:style-name="P36">15</text:p>
          </table:table-cell>
          <table:table-cell table:style-name="Table25.A1" office:value-type="string">
            <text:p text:style-name="P36">14</text:p>
          </table:table-cell>
          <table:table-cell table:style-name="Table25.A1" office:value-type="string">
            <text:p text:style-name="P36">13</text:p>
          </table:table-cell>
          <table:table-cell table:style-name="Table25.A1" office:value-type="string">
            <text:p text:style-name="P36">12</text:p>
          </table:table-cell>
          <table:table-cell table:style-name="Table25.A1" office:value-type="string">
            <text:p text:style-name="P36">11</text:p>
          </table:table-cell>
          <table:table-cell table:style-name="Table25.A1" office:value-type="string">
            <text:p text:style-name="P36">10</text:p>
          </table:table-cell>
          <table:table-cell table:style-name="Table25.A1" office:value-type="string">
            <text:p text:style-name="P36">9</text:p>
          </table:table-cell>
          <table:table-cell table:style-name="Table25.A1" office:value-type="string">
            <text:p text:style-name="P36">8</text:p>
          </table:table-cell>
          <table:table-cell table:style-name="Table25.A1" office:value-type="string">
            <text:p text:style-name="P36">7</text:p>
          </table:table-cell>
          <table:table-cell table:style-name="Table25.A1" office:value-type="string">
            <text:p text:style-name="P36">6</text:p>
          </table:table-cell>
          <table:table-cell table:style-name="Table25.A1" office:value-type="string">
            <text:p text:style-name="P36">5</text:p>
          </table:table-cell>
          <table:table-cell table:style-name="Table25.A1" office:value-type="string">
            <text:p text:style-name="P36">4</text:p>
          </table:table-cell>
          <table:table-cell table:style-name="Table25.A1" office:value-type="string">
            <text:p text:style-name="P36">3</text:p>
          </table:table-cell>
          <table:table-cell table:style-name="Table25.A1" office:value-type="string">
            <text:p text:style-name="P36">2</text:p>
          </table:table-cell>
          <table:table-cell table:style-name="Table25.A1" office:value-type="string">
            <text:p text:style-name="P36">1</text:p>
          </table:table-cell>
          <table:table-cell table:style-name="Table25.A1" office:value-type="string">
            <text:p text:style-name="P36">0</text:p>
          </table:table-cell>
        </table:table-row>
        <table:table-row table:style-name="TableLine3068942666080">
          <table:table-cell table:style-name="Table25.A1" office:value-type="string">
            <text:p text:style-name="P101"><text:span text:style-name="T2">0x</text:span>000<text:span text:style-name="T31">4</text:span></text:p>
          </table:table-cell>
          <table:table-cell table:style-name="Table25.B2" office:value-type="string">
            <text:p text:style-name="P59">MSB</text:p>
          </table:table-cell>
          <table:table-cell table:style-name="Table25.C2" table:number-columns-spanned="14" office:value-type="string">
            <text:p text:style-name="P5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59">LSB</text:p>
          </table:table-cell>
        </table:table-row>
        <table:table-row table:style-name="TableLine3068942674720">
          <table:table-cell table:style-name="Table25.A1" office:value-type="string">
            <text:p text:style-name="P177">0x<text:span text:style-name="T31">4</text:span>00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188">1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  <table:table-cell table:style-name="Table25.A1" office:value-type="string">
            <text:p text:style-name="P36">0</text:p>
          </table:table-cell>
        </table:table-row>
        <table:table-row table:style-name="TableLine3068942669536">
          <table:table-cell table:style-name="Table25.A1" office:value-type="string">
            <text:p text:style-name="P185"/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  <table:table-cell table:style-name="Table25.A1" office:value-type="string">
            <text:p text:style-name="P71">RW</text:p>
          </table:table-cell>
        </table:table-row>
      </table:table>
      <text:p text:style-name="P186"><text:span text:style-name="T44"><text:line-break/>Signed, </text:span><text:span text:style-name="T31">fixed-point,</text:span><text:span text:style-name="T44"> 16-bit </text:span><text:span text:style-name="T31">gain value to be applied</text:span><text:span text:style-name="T44"> to the </text:span><text:span text:style-name="T31">I</text:span><text:span text:style-name="T44"> branch. </text:span><text:span text:style-name="T31">0x4000 corresponds to +1.0 (default value).</text:span></text:p>
      <text:h text:style-name="P244" text:outline-level="2">Q branch <text:span text:style-name="T31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3068942675296">
          <table:table-cell table:style-name="Table26.A1" office:value-type="string">
            <text:p text:style-name="P47"/>
          </table:table-cell>
          <table:table-cell table:style-name="Table26.A1" office:value-type="string">
            <text:p text:style-name="P36">15</text:p>
          </table:table-cell>
          <table:table-cell table:style-name="Table26.A1" office:value-type="string">
            <text:p text:style-name="P36">14</text:p>
          </table:table-cell>
          <table:table-cell table:style-name="Table26.A1" office:value-type="string">
            <text:p text:style-name="P36">13</text:p>
          </table:table-cell>
          <table:table-cell table:style-name="Table26.A1" office:value-type="string">
            <text:p text:style-name="P36">12</text:p>
          </table:table-cell>
          <table:table-cell table:style-name="Table26.A1" office:value-type="string">
            <text:p text:style-name="P36">11</text:p>
          </table:table-cell>
          <table:table-cell table:style-name="Table26.A1" office:value-type="string">
            <text:p text:style-name="P36">10</text:p>
          </table:table-cell>
          <table:table-cell table:style-name="Table26.A1" office:value-type="string">
            <text:p text:style-name="P36">9</text:p>
          </table:table-cell>
          <table:table-cell table:style-name="Table26.A1" office:value-type="string">
            <text:p text:style-name="P36">8</text:p>
          </table:table-cell>
          <table:table-cell table:style-name="Table26.A1" office:value-type="string">
            <text:p text:style-name="P36">7</text:p>
          </table:table-cell>
          <table:table-cell table:style-name="Table26.A1" office:value-type="string">
            <text:p text:style-name="P36">6</text:p>
          </table:table-cell>
          <table:table-cell table:style-name="Table26.A1" office:value-type="string">
            <text:p text:style-name="P36">5</text:p>
          </table:table-cell>
          <table:table-cell table:style-name="Table26.A1" office:value-type="string">
            <text:p text:style-name="P36">4</text:p>
          </table:table-cell>
          <table:table-cell table:style-name="Table26.A1" office:value-type="string">
            <text:p text:style-name="P36">3</text:p>
          </table:table-cell>
          <table:table-cell table:style-name="Table26.A1" office:value-type="string">
            <text:p text:style-name="P36">2</text:p>
          </table:table-cell>
          <table:table-cell table:style-name="Table26.A1" office:value-type="string">
            <text:p text:style-name="P36">1</text:p>
          </table:table-cell>
          <table:table-cell table:style-name="Table26.A1" office:value-type="string">
            <text:p text:style-name="P36">0</text:p>
          </table:table-cell>
        </table:table-row>
        <table:table-row table:style-name="TableLine3068942677024">
          <table:table-cell table:style-name="Table26.A1" office:value-type="string">
            <text:p text:style-name="P101"><text:span text:style-name="T2">0x</text:span>000<text:span text:style-name="T31">5</text:span></text:p>
          </table:table-cell>
          <table:table-cell table:style-name="Table26.B2" office:value-type="string">
            <text:p text:style-name="P59">MSB</text:p>
          </table:table-cell>
          <table:table-cell table:style-name="Table26.C2" table:number-columns-spanned="14" office:value-type="string">
            <text:p text:style-name="P5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59">LSB</text:p>
          </table:table-cell>
        </table:table-row>
        <table:table-row table:style-name="TableLine3068942677312">
          <table:table-cell table:style-name="Table26.A1" office:value-type="string">
            <text:p text:style-name="P177">0x<text:span text:style-name="T31">4</text:span>00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188">1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  <table:table-cell table:style-name="Table26.A1" office:value-type="string">
            <text:p text:style-name="P36">0</text:p>
          </table:table-cell>
        </table:table-row>
        <table:table-row table:style-name="TableLine3068942681920">
          <table:table-cell table:style-name="Table26.A1" office:value-type="string">
            <text:p text:style-name="P185"/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  <table:table-cell table:style-name="Table26.A1" office:value-type="string">
            <text:p text:style-name="P71">RW</text:p>
          </table:table-cell>
        </table:table-row>
      </table:table>
      <text:p text:style-name="P184"/>
      <text:p text:style-name="P182">Signed, <text:span text:style-name="T31">fixed-point,</text:span> 16-bit <text:span text:style-name="T31">gain value to be applied</text:span> to the <text:span text:style-name="T31">Q</text:span> branch. <text:span text:style-name="T31">0x4000 corresponds to +1.0 (default value).</text:span></text:p>
      <text:p text:style-name="P182"/>
      <text:h text:style-name="P243" text:outline-level="2"><text:soft-page-break/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3068942664064">
          <table:table-cell table:style-name="Table10.A1" office:value-type="string">
            <text:p text:style-name="P43"/>
          </table:table-cell>
          <table:table-cell table:style-name="Table10.A1" office:value-type="string">
            <text:p text:style-name="P32">15</text:p>
          </table:table-cell>
          <table:table-cell table:style-name="Table10.A1" office:value-type="string">
            <text:p text:style-name="P32">14</text:p>
          </table:table-cell>
          <table:table-cell table:style-name="Table10.A1" office:value-type="string">
            <text:p text:style-name="P32">13</text:p>
          </table:table-cell>
          <table:table-cell table:style-name="Table10.A1" office:value-type="string">
            <text:p text:style-name="P32">12</text:p>
          </table:table-cell>
          <table:table-cell table:style-name="Table10.A1" office:value-type="string">
            <text:p text:style-name="P32">11</text:p>
          </table:table-cell>
          <table:table-cell table:style-name="Table10.A1" office:value-type="string">
            <text:p text:style-name="P32">10</text:p>
          </table:table-cell>
          <table:table-cell table:style-name="Table10.A1" office:value-type="string">
            <text:p text:style-name="P32">9</text:p>
          </table:table-cell>
          <table:table-cell table:style-name="Table10.A1" office:value-type="string">
            <text:p text:style-name="P32">8</text:p>
          </table:table-cell>
          <table:table-cell table:style-name="Table10.A1" office:value-type="string">
            <text:p text:style-name="P32">7</text:p>
          </table:table-cell>
          <table:table-cell table:style-name="Table10.A1" office:value-type="string">
            <text:p text:style-name="P32">6</text:p>
          </table:table-cell>
          <table:table-cell table:style-name="Table10.A1" office:value-type="string">
            <text:p text:style-name="P32">5</text:p>
          </table:table-cell>
          <table:table-cell table:style-name="Table10.A1" office:value-type="string">
            <text:p text:style-name="P32">4</text:p>
          </table:table-cell>
          <table:table-cell table:style-name="Table10.A1" office:value-type="string">
            <text:p text:style-name="P32">3</text:p>
          </table:table-cell>
          <table:table-cell table:style-name="Table10.A1" office:value-type="string">
            <text:p text:style-name="P32">2</text:p>
          </table:table-cell>
          <table:table-cell table:style-name="Table10.A1" office:value-type="string">
            <text:p text:style-name="P32">1</text:p>
          </table:table-cell>
          <table:table-cell table:style-name="Table10.A1" office:value-type="string">
            <text:p text:style-name="P32">0</text:p>
          </table:table-cell>
        </table:table-row>
        <table:table-row table:style-name="TableLine3068942668960">
          <table:table-cell table:style-name="Table10.A1" office:value-type="string">
            <text:p text:style-name="P98"><text:span text:style-name="T2">0x</text:span>000<text:span text:style-name="T32">6</text:span></text:p>
          </table:table-cell>
          <table:table-cell table:style-name="Table10.B2" office:value-type="string">
            <text:p text:style-name="P56">MSB</text:p>
          </table:table-cell>
          <table:table-cell table:style-name="Table10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56">LSB</text:p>
          </table:table-cell>
        </table:table-row>
        <table:table-row table:style-name="TableLine3068942675872">
          <table:table-cell table:style-name="Table10.A1" office:value-type="string">
            <text:p text:style-name="P145">0x400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  <table:table-cell table:style-name="Table10.A1" office:value-type="string">
            <text:p text:style-name="P32">0</text:p>
          </table:table-cell>
        </table:table-row>
        <table:table-row table:style-name="TableLine3068942681344">
          <table:table-cell table:style-name="Table10.A1" office:value-type="string">
            <text:p text:style-name="P61"/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  <table:table-cell table:style-name="Table10.A1" office:value-type="string">
            <text:p text:style-name="P68">RW</text:p>
          </table:table-cell>
        </table:table-row>
      </table:table>
      <text:p text:style-name="P60"/>
      <text:p text:style-name="P19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14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2"><text:span text:style-name="T19">Signed, f</text:span>ixed-point value, where 0x4000 equals positive unity, “+1.0” (default value). This applies to all 3 registers holding the predistortion coefficients. <text:span text:style-name="T17">To disable the predistortion, set</text:span><text:span text:style-name="T2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to 0x4000 (+1.0) and both</text:span><text:span text:style-name="T2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and</text:span><text:span text:style-name="T2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to 0x0000 </text:span><text:span text:style-name="T18">(0.0)</text:span><text:span text:style-name="T17">.</text:span></text:p>
      <text:h text:style-name="P245" text:outline-level="2"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3068942672128">
          <table:table-cell table:style-name="Table11.A1" office:value-type="string">
            <text:p text:style-name="P44"/>
          </table:table-cell>
          <table:table-cell table:style-name="Table11.A1" office:value-type="string">
            <text:p text:style-name="P33">15</text:p>
          </table:table-cell>
          <table:table-cell table:style-name="Table11.A1" office:value-type="string">
            <text:p text:style-name="P33">14</text:p>
          </table:table-cell>
          <table:table-cell table:style-name="Table11.A1" office:value-type="string">
            <text:p text:style-name="P33">13</text:p>
          </table:table-cell>
          <table:table-cell table:style-name="Table11.A1" office:value-type="string">
            <text:p text:style-name="P33">12</text:p>
          </table:table-cell>
          <table:table-cell table:style-name="Table11.A1" office:value-type="string">
            <text:p text:style-name="P33">11</text:p>
          </table:table-cell>
          <table:table-cell table:style-name="Table11.A1" office:value-type="string">
            <text:p text:style-name="P33">10</text:p>
          </table:table-cell>
          <table:table-cell table:style-name="Table11.A1" office:value-type="string">
            <text:p text:style-name="P33">9</text:p>
          </table:table-cell>
          <table:table-cell table:style-name="Table11.A1" office:value-type="string">
            <text:p text:style-name="P33">8</text:p>
          </table:table-cell>
          <table:table-cell table:style-name="Table11.A1" office:value-type="string">
            <text:p text:style-name="P33">7</text:p>
          </table:table-cell>
          <table:table-cell table:style-name="Table11.A1" office:value-type="string">
            <text:p text:style-name="P33">6</text:p>
          </table:table-cell>
          <table:table-cell table:style-name="Table11.A1" office:value-type="string">
            <text:p text:style-name="P33">5</text:p>
          </table:table-cell>
          <table:table-cell table:style-name="Table11.A1" office:value-type="string">
            <text:p text:style-name="P33">4</text:p>
          </table:table-cell>
          <table:table-cell table:style-name="Table11.A1" office:value-type="string">
            <text:p text:style-name="P33">3</text:p>
          </table:table-cell>
          <table:table-cell table:style-name="Table11.A1" office:value-type="string">
            <text:p text:style-name="P33">2</text:p>
          </table:table-cell>
          <table:table-cell table:style-name="Table11.A1" office:value-type="string">
            <text:p text:style-name="P33">1</text:p>
          </table:table-cell>
          <table:table-cell table:style-name="Table11.A1" office:value-type="string">
            <text:p text:style-name="P33">0</text:p>
          </table:table-cell>
        </table:table-row>
        <table:table-row table:style-name="TableLine3068942687680">
          <table:table-cell table:style-name="Table11.A1" office:value-type="string">
            <text:p text:style-name="P97"><text:span text:style-name="T2">0x</text:span>000<text:span text:style-name="T32">7</text:span></text:p>
          </table:table-cell>
          <table:table-cell table:style-name="Table11.B2" office:value-type="string">
            <text:p text:style-name="P57">MSB</text:p>
          </table:table-cell>
          <table:table-cell table:style-name="Table11.C2" table:number-columns-spanned="14" office:value-type="string">
            <text:p text:style-name="P5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57">LSB</text:p>
          </table:table-cell>
        </table:table-row>
        <table:table-row table:style-name="TableLine3068942690848">
          <table:table-cell table:style-name="Table11.A1" office:value-type="string">
            <text:p text:style-name="P144">0x<text:span text:style-name="T6">0</text:span>00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148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  <table:table-cell table:style-name="Table11.A1" office:value-type="string">
            <text:p text:style-name="P33">0</text:p>
          </table:table-cell>
        </table:table-row>
        <table:table-row table:style-name="TableLine3068942696896">
          <table:table-cell table:style-name="Table11.A1" office:value-type="string">
            <text:p text:style-name="P147"/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  <table:table-cell table:style-name="Table11.A1" office:value-type="string">
            <text:p text:style-name="P68">RW</text:p>
          </table:table-cell>
        </table:table-row>
      </table:table>
      <text:p text:style-name="P84"><text:span text:style-name="T12"><text:line-break/>Polynomial coefficient</text:span><text:span text:style-name="T2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4">1.5</text:span> <text:span text:style-name="T12">for details</text:span>. Default value is 0<text:span text:style-name="T12">x0000</text:span> (zero).</text:p>
      <text:p text:style-name="P83"/>
      <text:h text:style-name="P246" text:outline-level="2">Digital predistortion register <text:span text:style-name="T20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3068942682208">
          <table:table-cell table:style-name="Table17.A1" office:value-type="string">
            <text:p text:style-name="P45"/>
          </table:table-cell>
          <table:table-cell table:style-name="Table17.A1" office:value-type="string">
            <text:p text:style-name="P34">15</text:p>
          </table:table-cell>
          <table:table-cell table:style-name="Table17.A1" office:value-type="string">
            <text:p text:style-name="P34">14</text:p>
          </table:table-cell>
          <table:table-cell table:style-name="Table17.A1" office:value-type="string">
            <text:p text:style-name="P34">13</text:p>
          </table:table-cell>
          <table:table-cell table:style-name="Table17.A1" office:value-type="string">
            <text:p text:style-name="P34">12</text:p>
          </table:table-cell>
          <table:table-cell table:style-name="Table17.A1" office:value-type="string">
            <text:p text:style-name="P34">11</text:p>
          </table:table-cell>
          <table:table-cell table:style-name="Table17.A1" office:value-type="string">
            <text:p text:style-name="P34">10</text:p>
          </table:table-cell>
          <table:table-cell table:style-name="Table17.A1" office:value-type="string">
            <text:p text:style-name="P34">9</text:p>
          </table:table-cell>
          <table:table-cell table:style-name="Table17.A1" office:value-type="string">
            <text:p text:style-name="P34">8</text:p>
          </table:table-cell>
          <table:table-cell table:style-name="Table17.A1" office:value-type="string">
            <text:p text:style-name="P34">7</text:p>
          </table:table-cell>
          <table:table-cell table:style-name="Table17.A1" office:value-type="string">
            <text:p text:style-name="P34">6</text:p>
          </table:table-cell>
          <table:table-cell table:style-name="Table17.A1" office:value-type="string">
            <text:p text:style-name="P34">5</text:p>
          </table:table-cell>
          <table:table-cell table:style-name="Table17.A1" office:value-type="string">
            <text:p text:style-name="P34">4</text:p>
          </table:table-cell>
          <table:table-cell table:style-name="Table17.A1" office:value-type="string">
            <text:p text:style-name="P34">3</text:p>
          </table:table-cell>
          <table:table-cell table:style-name="Table17.A1" office:value-type="string">
            <text:p text:style-name="P34">2</text:p>
          </table:table-cell>
          <table:table-cell table:style-name="Table17.A1" office:value-type="string">
            <text:p text:style-name="P34">1</text:p>
          </table:table-cell>
          <table:table-cell table:style-name="Table17.A1" office:value-type="string">
            <text:p text:style-name="P34">0</text:p>
          </table:table-cell>
        </table:table-row>
        <table:table-row table:style-name="TableLine3068942697472">
          <table:table-cell table:style-name="Table17.A1" office:value-type="string">
            <text:p text:style-name="P102"><text:span text:style-name="T2">0x</text:span>000<text:span text:style-name="T32">8</text:span></text:p>
          </table:table-cell>
          <table:table-cell table:style-name="Table17.B2" office:value-type="string">
            <text:p text:style-name="P58">MSB</text:p>
          </table:table-cell>
          <table:table-cell table:style-name="Table17.C2" table:number-columns-spanned="14" office:value-type="string">
            <text:p text:style-name="P5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58">LSB</text:p>
          </table:table-cell>
        </table:table-row>
        <table:table-row table:style-name="TableLine3068942683072">
          <table:table-cell table:style-name="Table17.A1" office:value-type="string">
            <text:p text:style-name="P146">0x<text:span text:style-name="T6">0</text:span>00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149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  <table:table-cell table:style-name="Table17.A1" office:value-type="string">
            <text:p text:style-name="P34">0</text:p>
          </table:table-cell>
        </table:table-row>
        <table:table-row table:style-name="TableLine3068942688832">
          <table:table-cell table:style-name="Table17.A1" office:value-type="string">
            <text:p text:style-name="P175"/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  <table:table-cell table:style-name="Table17.A1" office:value-type="string">
            <text:p text:style-name="P69">RW</text:p>
          </table:table-cell>
        </table:table-row>
      </table:table>
      <text:p text:style-name="P215"><text:soft-page-break/><text:span text:style-name="T12">Polynomial coefficient</text:span><text:span text:style-name="T2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<text:span text:style-name="T36"> See </text:span><text:span text:style-name="T16">1.5</text:span><text:span text:style-name="T36"> </text:span><text:span text:style-name="T12">for details</text:span><text:span text:style-name="T36">. Default value is 0</text:span><text:span text:style-name="T12">x0000</text:span><text:span text:style-name="T36"> (zero).</text:span></text:p>
      <text:p text:style-name="P21"/>
      <text:h text:style-name="P238" text:outline-level="1">Modulators</text:h>
      <text:h text:style-name="P247" text:outline-level="2">Frequency modulat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3068942689984">
          <table:table-cell table:style-name="Table6.A1" office:value-type="string">
            <text:p text:style-name="P42"/>
          </table:table-cell>
          <table:table-cell table:style-name="Table6.A1" office:value-type="string">
            <text:p text:style-name="P31">15</text:p>
          </table:table-cell>
          <table:table-cell table:style-name="Table6.A1" office:value-type="string">
            <text:p text:style-name="P31">14</text:p>
          </table:table-cell>
          <table:table-cell table:style-name="Table6.A1" office:value-type="string">
            <text:p text:style-name="P31">13</text:p>
          </table:table-cell>
          <table:table-cell table:style-name="Table6.A1" office:value-type="string">
            <text:p text:style-name="P31">12</text:p>
          </table:table-cell>
          <table:table-cell table:style-name="Table6.A1" office:value-type="string">
            <text:p text:style-name="P31">11</text:p>
          </table:table-cell>
          <table:table-cell table:style-name="Table6.A1" office:value-type="string">
            <text:p text:style-name="P31">10</text:p>
          </table:table-cell>
          <table:table-cell table:style-name="Table6.A1" office:value-type="string">
            <text:p text:style-name="P31">9</text:p>
          </table:table-cell>
          <table:table-cell table:style-name="Table6.A1" office:value-type="string">
            <text:p text:style-name="P31">8</text:p>
          </table:table-cell>
          <table:table-cell table:style-name="Table6.A1" office:value-type="string">
            <text:p text:style-name="P31">7</text:p>
          </table:table-cell>
          <table:table-cell table:style-name="Table6.A1" office:value-type="string">
            <text:p text:style-name="P31">6</text:p>
          </table:table-cell>
          <table:table-cell table:style-name="Table6.A1" office:value-type="string">
            <text:p text:style-name="P31">5</text:p>
          </table:table-cell>
          <table:table-cell table:style-name="Table6.A1" office:value-type="string">
            <text:p text:style-name="P31">4</text:p>
          </table:table-cell>
          <table:table-cell table:style-name="Table6.A1" office:value-type="string">
            <text:p text:style-name="P31">3</text:p>
          </table:table-cell>
          <table:table-cell table:style-name="Table6.A1" office:value-type="string">
            <text:p text:style-name="P31">2</text:p>
          </table:table-cell>
          <table:table-cell table:style-name="Table6.A1" office:value-type="string">
            <text:p text:style-name="P31">1</text:p>
          </table:table-cell>
          <table:table-cell table:style-name="Table6.A1" office:value-type="string">
            <text:p text:style-name="P31">0</text:p>
          </table:table-cell>
        </table:table-row>
        <table:table-row table:style-name="TableLine3068942685664">
          <table:table-cell table:style-name="Table6.A1" office:value-type="string">
            <text:p text:style-name="P96"><text:span text:style-name="T2">0x</text:span>000<text:span text:style-name="T37">9</text:span></text:p>
          </table:table-cell>
          <table:table-cell table:style-name="Table6.B2" office:value-type="string">
            <text:p text:style-name="P11">MSB</text:p>
          </table:table-cell>
          <table:table-cell table:style-name="Table6.C2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10">LSB</text:p>
          </table:table-cell>
        </table:table-row>
        <table:table-row table:style-name="TableLine3068942692576">
          <table:table-cell table:style-name="Table6.A1" office:value-type="string">
            <text:p text:style-name="P130">0x000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  <table:table-cell table:style-name="Table6.A1" office:value-type="string">
            <text:p text:style-name="P22">0</text:p>
          </table:table-cell>
        </table:table-row>
        <table:table-row table:style-name="TableLine3068942690560">
          <table:table-cell table:style-name="Table6.A1" office:value-type="string">
            <text:p text:style-name="P55"/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  <table:table-cell table:style-name="Table6.A1" office:value-type="string">
            <text:p text:style-name="P68">RW</text:p>
          </table:table-cell>
        </table:table-row>
      </table:table>
      <text:p text:style-name="P129"/>
      <text:p text:style-name="P129">Instantaneous frequency control word, signed.</text:p>
      <text:p text:style-name="P54"/>
      <text:h text:style-name="P247" text:outline-level="2">Amplitude modulato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3068942686240">
          <table:table-cell table:style-name="Table7.A1" office:value-type="string">
            <text:p text:style-name="P42"/>
          </table:table-cell>
          <table:table-cell table:style-name="Table7.A1" office:value-type="string">
            <text:p text:style-name="P31">15</text:p>
          </table:table-cell>
          <table:table-cell table:style-name="Table7.A1" office:value-type="string">
            <text:p text:style-name="P31">14</text:p>
          </table:table-cell>
          <table:table-cell table:style-name="Table7.A1" office:value-type="string">
            <text:p text:style-name="P31">13</text:p>
          </table:table-cell>
          <table:table-cell table:style-name="Table7.A1" office:value-type="string">
            <text:p text:style-name="P31">12</text:p>
          </table:table-cell>
          <table:table-cell table:style-name="Table7.A1" office:value-type="string">
            <text:p text:style-name="P31">11</text:p>
          </table:table-cell>
          <table:table-cell table:style-name="Table7.A1" office:value-type="string">
            <text:p text:style-name="P31">10</text:p>
          </table:table-cell>
          <table:table-cell table:style-name="Table7.A1" office:value-type="string">
            <text:p text:style-name="P31">9</text:p>
          </table:table-cell>
          <table:table-cell table:style-name="Table7.A1" office:value-type="string">
            <text:p text:style-name="P31">8</text:p>
          </table:table-cell>
          <table:table-cell table:style-name="Table7.A1" office:value-type="string">
            <text:p text:style-name="P31">7</text:p>
          </table:table-cell>
          <table:table-cell table:style-name="Table7.A1" office:value-type="string">
            <text:p text:style-name="P31">6</text:p>
          </table:table-cell>
          <table:table-cell table:style-name="Table7.A1" office:value-type="string">
            <text:p text:style-name="P31">5</text:p>
          </table:table-cell>
          <table:table-cell table:style-name="Table7.A1" office:value-type="string">
            <text:p text:style-name="P31">4</text:p>
          </table:table-cell>
          <table:table-cell table:style-name="Table7.A1" office:value-type="string">
            <text:p text:style-name="P31">3</text:p>
          </table:table-cell>
          <table:table-cell table:style-name="Table7.A1" office:value-type="string">
            <text:p text:style-name="P31">2</text:p>
          </table:table-cell>
          <table:table-cell table:style-name="Table7.A1" office:value-type="string">
            <text:p text:style-name="P31">1</text:p>
          </table:table-cell>
          <table:table-cell table:style-name="Table7.A1" office:value-type="string">
            <text:p text:style-name="P31">0</text:p>
          </table:table-cell>
        </table:table-row>
        <table:table-row table:style-name="TableLine3068942688544">
          <table:table-cell table:style-name="Table7.A1" office:value-type="string">
            <text:p text:style-name="P96"><text:span text:style-name="T2">0x</text:span>000<text:span text:style-name="T37">A</text:span></text:p>
          </table:table-cell>
          <table:table-cell table:style-name="Table7.B2" office:value-type="string">
            <text:p text:style-name="P11">MSB</text:p>
          </table:table-cell>
          <table:table-cell table:style-name="Table7.C2" table:number-columns-spanned="14" office:value-type="string">
            <text:p text:style-name="P10">16-bit <text:span text:style-name="T4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office:value-type="string">
            <text:p text:style-name="P10">LSB</text:p>
          </table:table-cell>
        </table:table-row>
        <table:table-row table:style-name="TableLine3068942700064">
          <table:table-cell table:style-name="Table7.A1" office:value-type="string">
            <text:p text:style-name="P130">0x000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0</text:p>
          </table:table-cell>
        </table:table-row>
        <table:table-row table:style-name="TableLine3068942694304">
          <table:table-cell table:style-name="Table7.A1" office:value-type="string">
            <text:p text:style-name="P55"/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  <table:table-cell table:style-name="Table7.A1" office:value-type="string">
            <text:p text:style-name="P68">RW</text:p>
          </table:table-cell>
        </table:table-row>
      </table:table>
      <text:p text:style-name="P129"><text:line-break/>Instantaneous amplitude control word, unsigned.</text:p>
      <text:p text:style-name="P129"/>
      <text:h text:style-name="P248" text:outline-level="2"><text:span text:style-name="T43">SSB</text:span> modulator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Q"/>
        <table:table-row table:style-name="TableLine3068942684224">
          <table:table-cell table:style-name="Table28.A1" office:value-type="string">
            <text:p text:style-name="P50"/>
          </table:table-cell>
          <table:table-cell table:style-name="Table28.A1" office:value-type="string">
            <text:p text:style-name="P40">15</text:p>
          </table:table-cell>
          <table:table-cell table:style-name="Table28.A1" office:value-type="string">
            <text:p text:style-name="P40">14</text:p>
          </table:table-cell>
          <table:table-cell table:style-name="Table28.A1" office:value-type="string">
            <text:p text:style-name="P40">13</text:p>
          </table:table-cell>
          <table:table-cell table:style-name="Table28.A1" office:value-type="string">
            <text:p text:style-name="P40">12</text:p>
          </table:table-cell>
          <table:table-cell table:style-name="Table28.A1" office:value-type="string">
            <text:p text:style-name="P40">11</text:p>
          </table:table-cell>
          <table:table-cell table:style-name="Table28.A1" office:value-type="string">
            <text:p text:style-name="P40">10</text:p>
          </table:table-cell>
          <table:table-cell table:style-name="Table28.A1" office:value-type="string">
            <text:p text:style-name="P40">9</text:p>
          </table:table-cell>
          <table:table-cell table:style-name="Table28.A1" office:value-type="string">
            <text:p text:style-name="P40">8</text:p>
          </table:table-cell>
          <table:table-cell table:style-name="Table28.A1" office:value-type="string">
            <text:p text:style-name="P40">7</text:p>
          </table:table-cell>
          <table:table-cell table:style-name="Table28.A1" office:value-type="string">
            <text:p text:style-name="P40">6</text:p>
          </table:table-cell>
          <table:table-cell table:style-name="Table28.A1" office:value-type="string">
            <text:p text:style-name="P40">5</text:p>
          </table:table-cell>
          <table:table-cell table:style-name="Table28.A1" office:value-type="string">
            <text:p text:style-name="P40">4</text:p>
          </table:table-cell>
          <table:table-cell table:style-name="Table28.A1" office:value-type="string">
            <text:p text:style-name="P40">3</text:p>
          </table:table-cell>
          <table:table-cell table:style-name="Table28.A1" office:value-type="string">
            <text:p text:style-name="P40">2</text:p>
          </table:table-cell>
          <table:table-cell table:style-name="Table28.A1" office:value-type="string">
            <text:p text:style-name="P40">1</text:p>
          </table:table-cell>
          <table:table-cell table:style-name="Table28.A1" office:value-type="string">
            <text:p text:style-name="P40">0</text:p>
          </table:table-cell>
        </table:table-row>
        <table:table-row table:style-name="TableLine3068942695744">
          <table:table-cell table:style-name="Table28.A1" office:value-type="string">
            <text:p text:style-name="P106"><text:span text:style-name="T2">0x</text:span>000<text:span text:style-name="T43">B</text:span></text:p>
          </table:table-cell>
          <table:table-cell table:style-name="Table28.B2" office:value-type="string">
            <text:p text:style-name="P18">MSB</text:p>
          </table:table-cell>
          <table:table-cell table:style-name="Table28.C2" table:number-columns-spanned="14" office:value-type="string">
            <text:p text:style-name="P1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8.Q2" office:value-type="string">
            <text:p text:style-name="P17">LSB</text:p>
          </table:table-cell>
        </table:table-row>
        <table:table-row table:style-name="TableLine3068942700352">
          <table:table-cell table:style-name="Table28.A1" office:value-type="string">
            <text:p text:style-name="P137">0x000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  <table:table-cell table:style-name="Table28.A1" office:value-type="string">
            <text:p text:style-name="P26">0</text:p>
          </table:table-cell>
        </table:table-row>
        <table:table-row table:style-name="TableLine3068942694592">
          <table:table-cell table:style-name="Table28.A1" office:value-type="string">
            <text:p text:style-name="P230"/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  <table:table-cell table:style-name="Table28.A1" office:value-type="string">
            <text:p text:style-name="P74">RW</text:p>
          </table:table-cell>
        </table:table-row>
      </table:table>
      <text:p text:style-name="P136"><text:soft-page-break/>--</text:p>
      <text:p text:style-name="P129"/>
      <text:h text:style-name="P249" text:outline-level="2">Reserved <text:span text:style-name="T41">1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Q"/>
        <table:table-row table:style-name="TableLine3068942691136">
          <table:table-cell table:style-name="Table21.A1" office:value-type="string">
            <text:p text:style-name="P49"/>
          </table:table-cell>
          <table:table-cell table:style-name="Table21.A1" office:value-type="string">
            <text:p text:style-name="P39">15</text:p>
          </table:table-cell>
          <table:table-cell table:style-name="Table21.A1" office:value-type="string">
            <text:p text:style-name="P39">14</text:p>
          </table:table-cell>
          <table:table-cell table:style-name="Table21.A1" office:value-type="string">
            <text:p text:style-name="P39">13</text:p>
          </table:table-cell>
          <table:table-cell table:style-name="Table21.A1" office:value-type="string">
            <text:p text:style-name="P39">12</text:p>
          </table:table-cell>
          <table:table-cell table:style-name="Table21.A1" office:value-type="string">
            <text:p text:style-name="P39">11</text:p>
          </table:table-cell>
          <table:table-cell table:style-name="Table21.A1" office:value-type="string">
            <text:p text:style-name="P39">10</text:p>
          </table:table-cell>
          <table:table-cell table:style-name="Table21.A1" office:value-type="string">
            <text:p text:style-name="P39">9</text:p>
          </table:table-cell>
          <table:table-cell table:style-name="Table21.A1" office:value-type="string">
            <text:p text:style-name="P39">8</text:p>
          </table:table-cell>
          <table:table-cell table:style-name="Table21.A1" office:value-type="string">
            <text:p text:style-name="P39">7</text:p>
          </table:table-cell>
          <table:table-cell table:style-name="Table21.A1" office:value-type="string">
            <text:p text:style-name="P39">6</text:p>
          </table:table-cell>
          <table:table-cell table:style-name="Table21.A1" office:value-type="string">
            <text:p text:style-name="P39">5</text:p>
          </table:table-cell>
          <table:table-cell table:style-name="Table21.A1" office:value-type="string">
            <text:p text:style-name="P39">4</text:p>
          </table:table-cell>
          <table:table-cell table:style-name="Table21.A1" office:value-type="string">
            <text:p text:style-name="P39">3</text:p>
          </table:table-cell>
          <table:table-cell table:style-name="Table21.A1" office:value-type="string">
            <text:p text:style-name="P39">2</text:p>
          </table:table-cell>
          <table:table-cell table:style-name="Table21.A1" office:value-type="string">
            <text:p text:style-name="P39">1</text:p>
          </table:table-cell>
          <table:table-cell table:style-name="Table21.A1" office:value-type="string">
            <text:p text:style-name="P39">0</text:p>
          </table:table-cell>
        </table:table-row>
        <table:table-row table:style-name="TableLine3068942700640">
          <table:table-cell table:style-name="Table21.A1" office:value-type="string">
            <text:p text:style-name="P105"><text:span text:style-name="T2">0x</text:span>000<text:span text:style-name="T43">C</text:span></text:p>
          </table:table-cell>
          <table:table-cell table:style-name="Table21.B2" table:number-columns-spanned="16" office:value-type="string">
            <text:p text:style-name="P125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068942712448">
          <table:table-cell table:style-name="Table21.A1" office:value-type="string">
            <text:p text:style-name="P135">0x000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  <table:table-cell table:style-name="Table21.A1" office:value-type="string">
            <text:p text:style-name="P25">0</text:p>
          </table:table-cell>
        </table:table-row>
        <table:table-row table:style-name="TableLine3068942706112">
          <table:table-cell table:style-name="Table21.A1" office:value-type="string">
            <text:p text:style-name="P226"/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  <table:table-cell table:style-name="Table21.A1" office:value-type="string">
            <text:p text:style-name="P73">RW</text:p>
          </table:table-cell>
        </table:table-row>
      </table:table>
      <text:p text:style-name="P225"/>
      <text:p text:style-name="P134">--</text:p>
      <text:p text:style-name="P129"/>
      <text:h text:style-name="P237" text:outline-level="1">Status registers</text:h>
      <text:h text:style-name="P250" text:outline-level="2"><text:span text:style-name="T3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3068942712736"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38">15</text:p>
          </table:table-cell>
          <table:table-cell table:style-name="Table2.A1" office:value-type="string">
            <text:p text:style-name="P38">14</text:p>
          </table:table-cell>
          <table:table-cell table:style-name="Table2.A1" office:value-type="string">
            <text:p text:style-name="P38">13</text:p>
          </table:table-cell>
          <table:table-cell table:style-name="Table2.A1" office:value-type="string">
            <text:p text:style-name="P38">12</text:p>
          </table:table-cell>
          <table:table-cell table:style-name="Table2.A1" office:value-type="string">
            <text:p text:style-name="P38">11</text:p>
          </table:table-cell>
          <table:table-cell table:style-name="Table2.A1" office:value-type="string">
            <text:p text:style-name="P38">10</text:p>
          </table:table-cell>
          <table:table-cell table:style-name="Table2.A1" office:value-type="string">
            <text:p text:style-name="P38">9</text:p>
          </table:table-cell>
          <table:table-cell table:style-name="Table2.A1" office:value-type="string">
            <text:p text:style-name="P38">8</text:p>
          </table:table-cell>
          <table:table-cell table:style-name="Table2.A1" office:value-type="string">
            <text:p text:style-name="P38">7</text:p>
          </table:table-cell>
          <table:table-cell table:style-name="Table2.A1" office:value-type="string">
            <text:p text:style-name="P38">6</text:p>
          </table:table-cell>
          <table:table-cell table:style-name="Table2.A1" office:value-type="string">
            <text:p text:style-name="P38">5</text:p>
          </table:table-cell>
          <table:table-cell table:style-name="Table2.A1" office:value-type="string">
            <text:p text:style-name="P38">4</text:p>
          </table:table-cell>
          <table:table-cell table:style-name="Table2.A1" office:value-type="string">
            <text:p text:style-name="P38">3</text:p>
          </table:table-cell>
          <table:table-cell table:style-name="Table2.A1" office:value-type="string">
            <text:p text:style-name="P38">2</text:p>
          </table:table-cell>
          <table:table-cell table:style-name="Table2.A1" office:value-type="string">
            <text:p text:style-name="P38">1</text:p>
          </table:table-cell>
          <table:table-cell table:style-name="Table2.A1" office:value-type="string">
            <text:p text:style-name="P38">0</text:p>
          </table:table-cell>
        </table:table-row>
        <table:table-row table:style-name="TableLine3068942713888">
          <table:table-cell table:style-name="Table2.A1" office:value-type="string">
            <text:p text:style-name="P104"><text:span text:style-name="T2">0x</text:span>000<text:span text:style-name="T43">D</text:span></text:p>
          </table:table-cell>
          <table:table-cell table:style-name="Table2.B2" table:number-columns-spanned="16" office:value-type="string">
            <text:p text:style-name="P118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068942713312">
          <table:table-cell table:style-name="Table2.A1" office:value-type="string">
            <text:p text:style-name="P179">0x4854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178">1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178">1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178">1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178">1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178">1</text:p>
          </table:table-cell>
          <table:table-cell table:style-name="Table2.A1" office:value-type="string">
            <text:p text:style-name="P38">0</text:p>
          </table:table-cell>
          <table:table-cell table:style-name="Table2.A1" office:value-type="string">
            <text:p text:style-name="P38">0</text:p>
          </table:table-cell>
        </table:table-row>
        <table:table-row table:style-name="TableLine3068942710144">
          <table:table-cell table:style-name="Table2.A1" office:value-type="string">
            <text:p text:style-name="P214"/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  <table:table-cell table:style-name="Table2.A1" office:value-type="string">
            <text:p text:style-name="P72">R</text:p>
          </table:table-cell>
        </table:table-row>
      </table:table>
      <text:p text:style-name="P213"/>
      <text:p text:style-name="P216">Readback only register. <text:span text:style-name="T13">This is mostly for fun or to check if the SPI comms are OK. Can be used to store revision number. </text:span><text:span text:style-name="T17">The default </text:span><text:span text:style-name="T21">REV</text:span><text:span text:style-name="T17"> value decodes to “HT”.</text:span></text:p>
      <text:p text:style-name="P216"/>
      <text:h text:style-name="P250" text:outline-level="2"><text:span text:style-name="T3">Status</text:span> register <text:span text:style-name="T17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column table:style-name="Table4.Q"/>
        <table:table-column table:style-name="Table4.T"/>
        <table:table-column table:style-name="Table4.Q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3068942702368">
          <table:table-cell table:style-name="Table4.A1" office:value-type="string">
            <text:p text:style-name="P48"/>
          </table:table-cell>
          <table:table-cell table:style-name="Table4.A1" table:number-columns-spanned="2" office:value-type="string">
            <text:p text:style-name="P38">15</text:p>
          </table:table-cell>
          <table:covered-table-cell/>
          <table:table-cell table:style-name="Table4.A1" table:number-columns-spanned="2" office:value-type="string">
            <text:p text:style-name="P38">14</text:p>
          </table:table-cell>
          <table:covered-table-cell/>
          <table:table-cell table:style-name="Table4.A1" table:number-columns-spanned="2" office:value-type="string">
            <text:p text:style-name="P38">13</text:p>
          </table:table-cell>
          <table:covered-table-cell/>
          <table:table-cell table:style-name="Table4.A1" table:number-columns-spanned="2" office:value-type="string">
            <text:p text:style-name="P38">12</text:p>
          </table:table-cell>
          <table:covered-table-cell/>
          <table:table-cell table:style-name="Table4.A1" table:number-columns-spanned="2" office:value-type="string">
            <text:p text:style-name="P38">11</text:p>
          </table:table-cell>
          <table:covered-table-cell/>
          <table:table-cell table:style-name="Table4.A1" table:number-columns-spanned="2" office:value-type="string">
            <text:p text:style-name="P38">10</text:p>
          </table:table-cell>
          <table:covered-table-cell/>
          <table:table-cell table:style-name="Table4.A1" table:number-columns-spanned="2" office:value-type="string">
            <text:p text:style-name="P38">9</text:p>
          </table:table-cell>
          <table:covered-table-cell/>
          <table:table-cell table:style-name="Table4.A1" table:number-columns-spanned="2" office:value-type="string">
            <text:p text:style-name="P38">8</text:p>
          </table:table-cell>
          <table:covered-table-cell/>
          <table:table-cell table:style-name="Table4.A1" table:number-columns-spanned="2" office:value-type="string">
            <text:p text:style-name="P38">7</text:p>
          </table:table-cell>
          <table:covered-table-cell/>
          <table:table-cell table:style-name="Table4.A1" table:number-columns-spanned="2" office:value-type="string">
            <text:p text:style-name="P38">6</text:p>
          </table:table-cell>
          <table:covered-table-cell/>
          <table:table-cell table:style-name="Table4.A1" office:value-type="string">
            <text:p text:style-name="P38">5</text:p>
          </table:table-cell>
          <table:table-cell table:style-name="Table4.A1" office:value-type="string">
            <text:p text:style-name="P38">4</text:p>
          </table:table-cell>
          <table:table-cell table:style-name="Table4.A1" office:value-type="string">
            <text:p text:style-name="P38">3</text:p>
          </table:table-cell>
          <table:table-cell table:style-name="Table4.A1" office:value-type="string">
            <text:p text:style-name="P38">2</text:p>
          </table:table-cell>
          <table:table-cell table:style-name="Table4.A1" office:value-type="string">
            <text:p text:style-name="P38">1</text:p>
          </table:table-cell>
          <table:table-cell table:style-name="Table4.A1" office:value-type="string">
            <text:p text:style-name="P38">0</text:p>
          </table:table-cell>
        </table:table-row>
        <table:table-row table:style-name="TableLine3068942718496">
          <table:table-cell table:style-name="Table4.A1" office:value-type="string">
            <text:p text:style-name="P104"><text:span text:style-name="T2">0x</text:span>000<text:span text:style-name="T43">E</text:span></text:p>
          </table:table-cell>
          <table:table-cell table:style-name="Table4.B2" office:value-type="string">
            <text:p text:style-name="P108">-</text:p>
          </table:table-cell>
          <table:table-cell table:style-name="Table4.B2" table:number-columns-spanned="2" office:value-type="string">
            <text:p text:style-name="P108">-</text:p>
          </table:table-cell>
          <table:covered-table-cell/>
          <table:table-cell table:style-name="Table4.B2" table:number-columns-spanned="2" office:value-type="string">
            <text:p text:style-name="P108">-</text:p>
          </table:table-cell>
          <table:covered-table-cell/>
          <table:table-cell table:style-name="Table4.B2" table:number-columns-spanned="2" office:value-type="string">
            <text:p text:style-name="P108">-</text:p>
          </table:table-cell>
          <table:covered-table-cell/>
          <table:table-cell table:style-name="Table4.B2" table:number-columns-spanned="2" office:value-type="string">
            <text:p text:style-name="P108">-</text:p>
          </table:table-cell>
          <table:covered-table-cell/>
          <table:table-cell table:style-name="Table4.B2" table:number-columns-spanned="2" office:value-type="string">
            <text:p text:style-name="P108">-</text:p>
          </table:table-cell>
          <table:covered-table-cell/>
          <table:table-cell table:style-name="Table4.B2" table:number-columns-spanned="2" office:value-type="string">
            <text:p text:style-name="P108">-</text:p>
          </table:table-cell>
          <table:covered-table-cell/>
          <table:table-cell table:style-name="Table4.B2" table:number-columns-spanned="2" office:value-type="string">
            <text:p text:style-name="P108">-</text:p>
          </table:table-cell>
          <table:covered-table-cell/>
          <table:table-cell table:style-name="Table4.B2" table:number-columns-spanned="2" office:value-type="string">
            <text:p text:style-name="P108">-</text:p>
          </table:table-cell>
          <table:covered-table-cell/>
          <table:table-cell table:style-name="Table4.B2" table:number-columns-spanned="2" office:value-type="string">
            <text:p text:style-name="P108">-</text:p>
          </table:table-cell>
          <table:covered-table-cell/>
          <table:table-cell table:style-name="Table4.B2" table:number-columns-spanned="2" office:value-type="string">
            <text:p text:style-name="P108">-</text:p>
          </table:table-cell>
          <table:covered-table-cell/>
          <table:table-cell table:style-name="Table4.B2" office:value-type="string">
            <text:p text:style-name="P108">-</text:p>
          </table:table-cell>
          <table:table-cell table:style-name="Table4.B2" office:value-type="string">
            <text:p text:style-name="P108">-</text:p>
          </table:table-cell>
          <table:table-cell table:style-name="Table4.B2" office:value-type="string">
            <text:p text:style-name="P118">-</text:p>
          </table:table-cell>
          <table:table-cell table:style-name="Table4.Z2" office:value-type="string">
            <text:p text:style-name="P128">PLL1</text:p>
          </table:table-cell>
          <table:table-cell table:style-name="Table4.a2" office:value-type="string">
            <text:p text:style-name="P118">PLL<text:span text:style-name="T45">0</text:span></text:p>
          </table:table-cell>
        </table:table-row>
        <table:table-row table:style-name="TableLine3068942718208">
          <table:table-cell table:style-name="Table4.A1" office:value-type="string">
            <text:p text:style-name="P179">0x<text:span text:style-name="T20">0000</text:span></text:p>
          </table:table-cell>
          <table:table-cell table:style-name="Table4.A1" table:number-columns-spanned="2" office:value-type="string">
            <text:p text:style-name="P38">0</text:p>
          </table:table-cell>
          <table:covered-table-cell/>
          <table:table-cell table:style-name="Table4.A1" table:number-columns-spanned="2" office:value-type="string">
            <text:p text:style-name="P217">0</text:p>
          </table:table-cell>
          <table:covered-table-cell/>
          <table:table-cell table:style-name="Table4.A1" table:number-columns-spanned="2" office:value-type="string">
            <text:p text:style-name="P38">0</text:p>
          </table:table-cell>
          <table:covered-table-cell/>
          <table:table-cell table:style-name="Table4.A1" table:number-columns-spanned="2" office:value-type="string">
            <text:p text:style-name="P217">0</text:p>
          </table:table-cell>
          <table:covered-table-cell/>
          <table:table-cell table:style-name="Table4.A1" table:number-columns-spanned="2" office:value-type="string">
            <text:p text:style-name="P38">0</text:p>
          </table:table-cell>
          <table:covered-table-cell/>
          <table:table-cell table:style-name="Table4.A1" table:number-columns-spanned="2" office:value-type="string">
            <text:p text:style-name="P217">0</text:p>
          </table:table-cell>
          <table:covered-table-cell/>
          <table:table-cell table:style-name="Table4.A1" table:number-columns-spanned="2" office:value-type="string">
            <text:p text:style-name="P38">0</text:p>
          </table:table-cell>
          <table:covered-table-cell/>
          <table:table-cell table:style-name="Table4.A1" table:number-columns-spanned="2" office:value-type="string">
            <text:p text:style-name="P217">0</text:p>
          </table:table-cell>
          <table:covered-table-cell/>
          <table:table-cell table:style-name="Table4.A1" table:number-columns-spanned="2" office:value-type="string">
            <text:p text:style-name="P38">0</text:p>
          </table:table-cell>
          <table:covered-table-cell/>
          <table:table-cell table:style-name="Table4.A1" table:number-columns-spanned="2" office:value-type="string">
            <text:p text:style-name="P217">0</text:p>
          </table:table-cell>
          <table:covered-table-cell/>
          <table:table-cell table:style-name="Table4.A1" office:value-type="string">
            <text:p text:style-name="P38">0</text:p>
          </table:table-cell>
          <table:table-cell table:style-name="Table4.A1" office:value-type="string">
            <text:p text:style-name="P217">0</text:p>
          </table:table-cell>
          <table:table-cell table:style-name="Table4.A1" office:value-type="string">
            <text:p text:style-name="P38">0</text:p>
          </table:table-cell>
          <table:table-cell table:style-name="Table4.A1" office:value-type="string">
            <text:p text:style-name="P217">0</text:p>
          </table:table-cell>
          <table:table-cell table:style-name="Table4.A1" office:value-type="string">
            <text:p text:style-name="P38">0</text:p>
          </table:table-cell>
          <table:table-cell table:style-name="Table4.A1" office:value-type="string">
            <text:p text:style-name="P217">0</text:p>
          </table:table-cell>
        </table:table-row>
        <table:table-row table:style-name="TableLine3068942717344">
          <table:table-cell table:style-name="Table4.A1" office:value-type="string">
            <text:p text:style-name="P214"/>
          </table:table-cell>
          <table:table-cell table:style-name="Table4.A1" table:number-columns-spanned="2" office:value-type="string">
            <text:p text:style-name="P72">R</text:p>
          </table:table-cell>
          <table:covered-table-cell/>
          <table:table-cell table:style-name="Table4.A1" table:number-columns-spanned="2" office:value-type="string">
            <text:p text:style-name="P72">R</text:p>
          </table:table-cell>
          <table:covered-table-cell/>
          <table:table-cell table:style-name="Table4.A1" table:number-columns-spanned="2" office:value-type="string">
            <text:p text:style-name="P72">R</text:p>
          </table:table-cell>
          <table:covered-table-cell/>
          <table:table-cell table:style-name="Table4.A1" table:number-columns-spanned="2" office:value-type="string">
            <text:p text:style-name="P72">R</text:p>
          </table:table-cell>
          <table:covered-table-cell/>
          <table:table-cell table:style-name="Table4.A1" table:number-columns-spanned="2" office:value-type="string">
            <text:p text:style-name="P72">R</text:p>
          </table:table-cell>
          <table:covered-table-cell/>
          <table:table-cell table:style-name="Table4.A1" table:number-columns-spanned="2" office:value-type="string">
            <text:p text:style-name="P72">R</text:p>
          </table:table-cell>
          <table:covered-table-cell/>
          <table:table-cell table:style-name="Table4.A1" table:number-columns-spanned="2" office:value-type="string">
            <text:p text:style-name="P72">R</text:p>
          </table:table-cell>
          <table:covered-table-cell/>
          <table:table-cell table:style-name="Table4.A1" table:number-columns-spanned="2" office:value-type="string">
            <text:p text:style-name="P72">R</text:p>
          </table:table-cell>
          <table:covered-table-cell/>
          <table:table-cell table:style-name="Table4.A1" table:number-columns-spanned="2" office:value-type="string">
            <text:p text:style-name="P72">R</text:p>
          </table:table-cell>
          <table:covered-table-cell/>
          <table:table-cell table:style-name="Table4.A1" table:number-columns-spanned="2" office:value-type="string">
            <text:p text:style-name="P72">R</text:p>
          </table:table-cell>
          <table:covered-table-cell/>
          <table:table-cell table:style-name="Table4.A1" office:value-type="string">
            <text:p text:style-name="P72">R</text:p>
          </table:table-cell>
          <table:table-cell table:style-name="Table4.A1" office:value-type="string">
            <text:p text:style-name="P72">R</text:p>
          </table:table-cell>
          <table:table-cell table:style-name="Table4.A1" office:value-type="string">
            <text:p text:style-name="P72">R</text:p>
          </table:table-cell>
          <table:table-cell table:style-name="Table4.A1" office:value-type="string">
            <text:p text:style-name="P72">R</text:p>
          </table:table-cell>
          <table:table-cell table:style-name="Table4.A1" office:value-type="string">
            <text:p text:style-name="P72">R</text:p>
          </table:table-cell>
          <table:table-cell table:style-name="Table4.A1" office:value-type="string">
            <text:p text:style-name="P72">R</text:p>
          </table:table-cell>
        </table:table-row>
      </table:table>
      <text:p text:style-name="P234"><text:soft-page-break/>Values in this register are reset to 0x0000 at start-up and get updated in realtime.</text:p>
      <text:p text:style-name="P213"/>
      <text:p text:style-name="P76">Bit [<text:span text:style-name="T20">0</text:span>] – <text:span text:style-name="T21">PLL</text:span><text:span text:style-name="T26">0</text:span><text:span text:style-name="T9"> </text:span>– <text:span text:style-name="T9">Phase </text:span><text:span text:style-name="T20">locked loop lock flag </text:span><text:span text:style-name="T45">(38, 64, 152 MHz clocks)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3068942715616">
          <table:table-cell table:style-name="Table5.A1" table:number-rows-spanned="3" office:value-type="string">
            <text:p text:style-name="P121">PLL<text:span text:style-name="T45">0</text:span></text:p>
          </table:table-cell>
          <table:table-cell table:style-name="Table5.B1" office:value-type="string">
            <text:p text:style-name="P90">Value</text:p>
          </table:table-cell>
          <table:table-cell table:style-name="Table5.C1" office:value-type="string">
            <text:p text:style-name="P90">Description</text:p>
          </table:table-cell>
        </table:table-row>
        <table:table-row table:style-name="TableLine3068942703232">
          <table:covered-table-cell table:style-name="Table5.A1"/>
          <table:table-cell table:style-name="Table5.B2" office:value-type="string">
            <text:p text:style-name="P165">0x0</text:p>
          </table:table-cell>
          <table:table-cell table:style-name="Table5.C2" office:value-type="string">
            <text:p text:style-name="P218">PLL unlocked (default)</text:p>
          </table:table-cell>
        </table:table-row>
        <table:table-row table:style-name="TableLine3068942710720">
          <table:covered-table-cell table:style-name="Table5.A1"/>
          <table:table-cell table:style-name="Table5.B3" office:value-type="string">
            <text:p text:style-name="P155">0x<text:span text:style-name="T9">1</text:span></text:p>
          </table:table-cell>
          <table:table-cell table:style-name="Table5.C3" office:value-type="string">
            <text:p text:style-name="P218">PLL locked</text:p>
          </table:table-cell>
        </table:table-row>
      </table:table>
      <text:p text:style-name="P76"/>
      <text:p text:style-name="P80">Bit [<text:span text:style-name="T45">1</text:span>] – <text:span text:style-name="T21">PLL</text:span><text:span text:style-name="T26">1</text:span><text:span text:style-name="T9"> </text:span>– <text:span text:style-name="T9">Phase </text:span><text:span text:style-name="T20">locked loop lock flag </text:span><text:span text:style-name="T45">(</text:span><text:span text:style-name="T47">7.2 MHz </text:span><text:span text:style-name="T45">sample rate generator </text:span><text:span text:style-name="T47">master</text:span><text:span text:style-name="T45"> clock)</text:span></text:p>
      <table:table table:name="Table30" table:style-name="Table30">
        <table:table-column table:style-name="Table30.A" table:number-columns-repeated="2"/>
        <table:table-column table:style-name="Table30.C"/>
        <table:table-row table:style-name="TableLine3068942716768">
          <table:table-cell table:style-name="Table30.A1" table:number-rows-spanned="3" office:value-type="string">
            <text:p text:style-name="P122">PLL<text:span text:style-name="T45">1</text:span></text:p>
          </table:table-cell>
          <table:table-cell table:style-name="Table30.B1" office:value-type="string">
            <text:p text:style-name="P93">Value</text:p>
          </table:table-cell>
          <table:table-cell table:style-name="Table30.C1" office:value-type="string">
            <text:p text:style-name="P93">Description</text:p>
          </table:table-cell>
        </table:table-row>
        <table:table-row table:style-name="TableLine3068942703808">
          <table:covered-table-cell table:style-name="Table30.A1"/>
          <table:table-cell table:style-name="Table30.B2" office:value-type="string">
            <text:p text:style-name="P168">0x0</text:p>
          </table:table-cell>
          <table:table-cell table:style-name="Table30.C2" office:value-type="string">
            <text:p text:style-name="P219">PLL unlocked (default)</text:p>
          </table:table-cell>
        </table:table-row>
        <table:table-row table:style-name="TableLine3068942705536">
          <table:covered-table-cell table:style-name="Table30.A1"/>
          <table:table-cell table:style-name="Table30.B3" office:value-type="string">
            <text:p text:style-name="P158">0x<text:span text:style-name="T9">1</text:span></text:p>
          </table:table-cell>
          <table:table-cell table:style-name="Table30.C3" office:value-type="string">
            <text:p text:style-name="P219">PLL locked</text:p>
          </table:table-cell>
        </table:table-row>
      </table:table>
      <text:p text:style-name="P80"/>
      <text:p text:style-name="P228">Bits [15:<text:span text:style-name="T46">2</text:span>] <text:span text:style-name="T7">–</text:span> reserved.</text:p>
      <text:p text:style-name="P227"/>
      <text:h text:style-name="P237" text:outline-level="1">Demodulators</text:h>
      <text:h text:style-name="P250" text:outline-level="2">F<text:span text:style-name="T28">requency</text:span> <text:span text:style-name="T28">d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3068942709568">
          <table:table-cell table:style-name="Table18.A1" office:value-type="string">
            <text:p text:style-name="P48"/>
          </table:table-cell>
          <table:table-cell table:style-name="Table18.A1" office:value-type="string">
            <text:p text:style-name="P38">15</text:p>
          </table:table-cell>
          <table:table-cell table:style-name="Table18.A1" office:value-type="string">
            <text:p text:style-name="P38">14</text:p>
          </table:table-cell>
          <table:table-cell table:style-name="Table18.A1" office:value-type="string">
            <text:p text:style-name="P38">13</text:p>
          </table:table-cell>
          <table:table-cell table:style-name="Table18.A1" office:value-type="string">
            <text:p text:style-name="P38">12</text:p>
          </table:table-cell>
          <table:table-cell table:style-name="Table18.A1" office:value-type="string">
            <text:p text:style-name="P38">11</text:p>
          </table:table-cell>
          <table:table-cell table:style-name="Table18.A1" office:value-type="string">
            <text:p text:style-name="P38">10</text:p>
          </table:table-cell>
          <table:table-cell table:style-name="Table18.A1" office:value-type="string">
            <text:p text:style-name="P38">9</text:p>
          </table:table-cell>
          <table:table-cell table:style-name="Table18.A1" office:value-type="string">
            <text:p text:style-name="P38">8</text:p>
          </table:table-cell>
          <table:table-cell table:style-name="Table18.A1" office:value-type="string">
            <text:p text:style-name="P38">7</text:p>
          </table:table-cell>
          <table:table-cell table:style-name="Table18.A1" office:value-type="string">
            <text:p text:style-name="P38">6</text:p>
          </table:table-cell>
          <table:table-cell table:style-name="Table18.A1" office:value-type="string">
            <text:p text:style-name="P38">5</text:p>
          </table:table-cell>
          <table:table-cell table:style-name="Table18.A1" office:value-type="string">
            <text:p text:style-name="P38">4</text:p>
          </table:table-cell>
          <table:table-cell table:style-name="Table18.A1" office:value-type="string">
            <text:p text:style-name="P38">3</text:p>
          </table:table-cell>
          <table:table-cell table:style-name="Table18.A1" office:value-type="string">
            <text:p text:style-name="P38">2</text:p>
          </table:table-cell>
          <table:table-cell table:style-name="Table18.A1" office:value-type="string">
            <text:p text:style-name="P38">1</text:p>
          </table:table-cell>
          <table:table-cell table:style-name="Table18.A1" office:value-type="string">
            <text:p text:style-name="P38">0</text:p>
          </table:table-cell>
        </table:table-row>
        <table:table-row table:style-name="TableLine3068942720512">
          <table:table-cell table:style-name="Table18.A1" office:value-type="string">
            <text:p text:style-name="P104"><text:span text:style-name="T2">0x</text:span>000<text:span text:style-name="T43">F</text:span></text:p>
          </table:table-cell>
          <table:table-cell table:style-name="Table18.B2" office:value-type="string">
            <text:p text:style-name="P16">MSB</text:p>
          </table:table-cell>
          <table:table-cell table:style-name="Table18.C2" table:number-columns-spanned="14" office:value-type="string">
            <text:p text:style-name="P22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5">LSB</text:p>
          </table:table-cell>
        </table:table-row>
        <table:table-row table:style-name="TableLine3068942728576">
          <table:table-cell table:style-name="Table18.A1" office:value-type="string">
            <text:p text:style-name="P133">0x000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  <table:table-cell table:style-name="Table18.A1" office:value-type="string">
            <text:p text:style-name="P24">0</text:p>
          </table:table-cell>
        </table:table-row>
        <table:table-row table:style-name="TableLine3068942723968">
          <table:table-cell table:style-name="Table18.A1" office:value-type="string">
            <text:p text:style-name="P214"/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</table:table-row>
      </table:table>
      <text:p text:style-name="P213"/>
      <text:p text:style-name="P213">--</text:p>
      <text:p text:style-name="P213"/>
      <text:h text:style-name="P251" text:outline-level="2">Amplitude demodulator register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Q"/>
        <table:table-row table:style-name="TableLine3068942719936">
          <table:table-cell table:style-name="Table19.A1" office:value-type="string">
            <text:p text:style-name="P48"/>
          </table:table-cell>
          <table:table-cell table:style-name="Table19.A1" office:value-type="string">
            <text:p text:style-name="P38">15</text:p>
          </table:table-cell>
          <table:table-cell table:style-name="Table19.A1" office:value-type="string">
            <text:p text:style-name="P38">14</text:p>
          </table:table-cell>
          <table:table-cell table:style-name="Table19.A1" office:value-type="string">
            <text:p text:style-name="P38">13</text:p>
          </table:table-cell>
          <table:table-cell table:style-name="Table19.A1" office:value-type="string">
            <text:p text:style-name="P38">12</text:p>
          </table:table-cell>
          <table:table-cell table:style-name="Table19.A1" office:value-type="string">
            <text:p text:style-name="P38">11</text:p>
          </table:table-cell>
          <table:table-cell table:style-name="Table19.A1" office:value-type="string">
            <text:p text:style-name="P38">10</text:p>
          </table:table-cell>
          <table:table-cell table:style-name="Table19.A1" office:value-type="string">
            <text:p text:style-name="P38">9</text:p>
          </table:table-cell>
          <table:table-cell table:style-name="Table19.A1" office:value-type="string">
            <text:p text:style-name="P38">8</text:p>
          </table:table-cell>
          <table:table-cell table:style-name="Table19.A1" office:value-type="string">
            <text:p text:style-name="P38">7</text:p>
          </table:table-cell>
          <table:table-cell table:style-name="Table19.A1" office:value-type="string">
            <text:p text:style-name="P38">6</text:p>
          </table:table-cell>
          <table:table-cell table:style-name="Table19.A1" office:value-type="string">
            <text:p text:style-name="P38">5</text:p>
          </table:table-cell>
          <table:table-cell table:style-name="Table19.A1" office:value-type="string">
            <text:p text:style-name="P38">4</text:p>
          </table:table-cell>
          <table:table-cell table:style-name="Table19.A1" office:value-type="string">
            <text:p text:style-name="P38">3</text:p>
          </table:table-cell>
          <table:table-cell table:style-name="Table19.A1" office:value-type="string">
            <text:p text:style-name="P38">2</text:p>
          </table:table-cell>
          <table:table-cell table:style-name="Table19.A1" office:value-type="string">
            <text:p text:style-name="P38">1</text:p>
          </table:table-cell>
          <table:table-cell table:style-name="Table19.A1" office:value-type="string">
            <text:p text:style-name="P38">0</text:p>
          </table:table-cell>
        </table:table-row>
        <table:table-row table:style-name="TableLine3068942721952">
          <table:table-cell table:style-name="Table19.A1" office:value-type="string">
            <text:p text:style-name="P104"><text:span text:style-name="T2">0x</text:span>00<text:span text:style-name="T43">10</text:span></text:p>
          </table:table-cell>
          <table:table-cell table:style-name="Table19.B2" office:value-type="string">
            <text:p text:style-name="P16">MSB</text:p>
          </table:table-cell>
          <table:table-cell table:style-name="Table19.C2" table:number-columns-spanned="14" office:value-type="string">
            <text:p text:style-name="P15">16-bit un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Q2" office:value-type="string">
            <text:p text:style-name="P15">LSB</text:p>
          </table:table-cell>
        </table:table-row>
        <table:table-row table:style-name="TableLine3068942722528">
          <table:table-cell table:style-name="Table19.A1" office:value-type="string">
            <text:p text:style-name="P133">0x000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  <table:table-cell table:style-name="Table19.A1" office:value-type="string">
            <text:p text:style-name="P24">0</text:p>
          </table:table-cell>
        </table:table-row>
        <table:table-row table:style-name="TableLine3068942719072">
          <table:table-cell table:style-name="Table19.A1" office:value-type="string">
            <text:p text:style-name="P214"/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</table:table-row>
      </table:table>
      <text:p text:style-name="P213"/>
      <text:p text:style-name="P224">--</text:p>
      <text:h text:style-name="P239" text:outline-level="1">Debug, raw readback</text:h>
      <text:h text:style-name="P252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3068942720800">
          <table:table-cell table:style-name="Table23.A1" office:value-type="string">
            <text:p text:style-name="P46"/>
          </table:table-cell>
          <table:table-cell table:style-name="Table23.A1" office:value-type="string">
            <text:p text:style-name="P35">15</text:p>
          </table:table-cell>
          <table:table-cell table:style-name="Table23.A1" office:value-type="string">
            <text:p text:style-name="P35">14</text:p>
          </table:table-cell>
          <table:table-cell table:style-name="Table23.A1" office:value-type="string">
            <text:p text:style-name="P35">13</text:p>
          </table:table-cell>
          <table:table-cell table:style-name="Table23.A1" office:value-type="string">
            <text:p text:style-name="P35">12</text:p>
          </table:table-cell>
          <table:table-cell table:style-name="Table23.A1" office:value-type="string">
            <text:p text:style-name="P35">11</text:p>
          </table:table-cell>
          <table:table-cell table:style-name="Table23.A1" office:value-type="string">
            <text:p text:style-name="P35">10</text:p>
          </table:table-cell>
          <table:table-cell table:style-name="Table23.A1" office:value-type="string">
            <text:p text:style-name="P35">9</text:p>
          </table:table-cell>
          <table:table-cell table:style-name="Table23.A1" office:value-type="string">
            <text:p text:style-name="P35">8</text:p>
          </table:table-cell>
          <table:table-cell table:style-name="Table23.A1" office:value-type="string">
            <text:p text:style-name="P35">7</text:p>
          </table:table-cell>
          <table:table-cell table:style-name="Table23.A1" office:value-type="string">
            <text:p text:style-name="P35">6</text:p>
          </table:table-cell>
          <table:table-cell table:style-name="Table23.A1" office:value-type="string">
            <text:p text:style-name="P35">5</text:p>
          </table:table-cell>
          <table:table-cell table:style-name="Table23.A1" office:value-type="string">
            <text:p text:style-name="P35">4</text:p>
          </table:table-cell>
          <table:table-cell table:style-name="Table23.A1" office:value-type="string">
            <text:p text:style-name="P35">3</text:p>
          </table:table-cell>
          <table:table-cell table:style-name="Table23.A1" office:value-type="string">
            <text:p text:style-name="P35">2</text:p>
          </table:table-cell>
          <table:table-cell table:style-name="Table23.A1" office:value-type="string">
            <text:p text:style-name="P35">1</text:p>
          </table:table-cell>
          <table:table-cell table:style-name="Table23.A1" office:value-type="string">
            <text:p text:style-name="P35">0</text:p>
          </table:table-cell>
        </table:table-row>
        <table:table-row table:style-name="TableLine3068942727712">
          <table:table-cell table:style-name="Table23.A1" office:value-type="string">
            <text:p text:style-name="P103"><text:span text:style-name="T2">0x</text:span>00<text:span text:style-name="T42">1</text:span><text:span text:style-name="T43">1</text:span></text:p>
          </table:table-cell>
          <table:table-cell table:style-name="Table23.B2" office:value-type="string">
            <text:p text:style-name="P13">MSB</text:p>
          </table:table-cell>
          <table:table-cell table:style-name="Table23.C2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12">LSB</text:p>
          </table:table-cell>
        </table:table-row>
        <table:table-row table:style-name="TableLine3068942724832">
          <table:table-cell table:style-name="Table23.A1" office:value-type="string">
            <text:p text:style-name="P131">0x000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0</text:p>
          </table:table-cell>
        </table:table-row>
        <table:table-row table:style-name="TableLine3068943914848">
          <table:table-cell table:style-name="Table23.A1" office:value-type="string">
            <text:p text:style-name="P142"/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  <table:table-cell table:style-name="Table23.A1" office:value-type="string">
            <text:p text:style-name="P70">R</text:p>
          </table:table-cell>
        </table:table-row>
      </table:table>
      <text:p text:style-name="P141"/>
      <text:p text:style-name="P141"><text:span text:style-name="T30">Raw </text:span><text:span text:style-name="T15">I</text:span><text:span text:style-name="T30"> branch sample, 16-bit, left justified</text:span><text:span text:style-name="T29">, signed. </text:span><text:span text:style-name="T30">Bits [2:0] are always zero.</text:span></text:p>
      <text:h text:style-name="P252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3068943914272">
          <table:table-cell table:style-name="Table24.A1" office:value-type="string">
            <text:p text:style-name="P46"/>
          </table:table-cell>
          <table:table-cell table:style-name="Table24.A1" office:value-type="string">
            <text:p text:style-name="P35">15</text:p>
          </table:table-cell>
          <table:table-cell table:style-name="Table24.A1" office:value-type="string">
            <text:p text:style-name="P35">14</text:p>
          </table:table-cell>
          <table:table-cell table:style-name="Table24.A1" office:value-type="string">
            <text:p text:style-name="P35">13</text:p>
          </table:table-cell>
          <table:table-cell table:style-name="Table24.A1" office:value-type="string">
            <text:p text:style-name="P35">12</text:p>
          </table:table-cell>
          <table:table-cell table:style-name="Table24.A1" office:value-type="string">
            <text:p text:style-name="P35">11</text:p>
          </table:table-cell>
          <table:table-cell table:style-name="Table24.A1" office:value-type="string">
            <text:p text:style-name="P35">10</text:p>
          </table:table-cell>
          <table:table-cell table:style-name="Table24.A1" office:value-type="string">
            <text:p text:style-name="P35">9</text:p>
          </table:table-cell>
          <table:table-cell table:style-name="Table24.A1" office:value-type="string">
            <text:p text:style-name="P35">8</text:p>
          </table:table-cell>
          <table:table-cell table:style-name="Table24.A1" office:value-type="string">
            <text:p text:style-name="P35">7</text:p>
          </table:table-cell>
          <table:table-cell table:style-name="Table24.A1" office:value-type="string">
            <text:p text:style-name="P35">6</text:p>
          </table:table-cell>
          <table:table-cell table:style-name="Table24.A1" office:value-type="string">
            <text:p text:style-name="P35">5</text:p>
          </table:table-cell>
          <table:table-cell table:style-name="Table24.A1" office:value-type="string">
            <text:p text:style-name="P35">4</text:p>
          </table:table-cell>
          <table:table-cell table:style-name="Table24.A1" office:value-type="string">
            <text:p text:style-name="P35">3</text:p>
          </table:table-cell>
          <table:table-cell table:style-name="Table24.A1" office:value-type="string">
            <text:p text:style-name="P35">2</text:p>
          </table:table-cell>
          <table:table-cell table:style-name="Table24.A1" office:value-type="string">
            <text:p text:style-name="P35">1</text:p>
          </table:table-cell>
          <table:table-cell table:style-name="Table24.A1" office:value-type="string">
            <text:p text:style-name="P35">0</text:p>
          </table:table-cell>
        </table:table-row>
        <table:table-row table:style-name="TableLine3068943896992">
          <table:table-cell table:style-name="Table24.A1" office:value-type="string">
            <text:p text:style-name="P103"><text:span text:style-name="T2">0x</text:span>00<text:span text:style-name="T32">1</text:span><text:span text:style-name="T43">2</text:span></text:p>
          </table:table-cell>
          <table:table-cell table:style-name="Table24.B2" office:value-type="string">
            <text:p text:style-name="P13">MSB</text:p>
          </table:table-cell>
          <table:table-cell table:style-name="Table24.C2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12">LSB</text:p>
          </table:table-cell>
        </table:table-row>
        <table:table-row table:style-name="TableLine3068943905056">
          <table:table-cell table:style-name="Table24.A1" office:value-type="string">
            <text:p text:style-name="P131">0x000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  <table:table-cell table:style-name="Table24.A1" office:value-type="string">
            <text:p text:style-name="P23">0</text:p>
          </table:table-cell>
        </table:table-row>
        <table:table-row table:style-name="TableLine3068943907648">
          <table:table-cell table:style-name="Table24.A1" office:value-type="string">
            <text:p text:style-name="P142"/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  <table:table-cell table:style-name="Table24.A1" office:value-type="string">
            <text:p text:style-name="P70">R</text:p>
          </table:table-cell>
        </table:table-row>
      </table:table>
      <text:p text:style-name="P141"/>
      <text:p text:style-name="P132"><text:span text:style-name="T30">Raw </text:span><text:span text:style-name="T15">Q</text:span><text:span text:style-name="T30"> branch sample, 16-bit, left justified</text:span>, signed. <text:span text:style-name="T30">Bits [2:0] are always zero.</text:span></text:p>
      <text:p text:style-name="P132"/>
      <text:h text:style-name="P240" text:outline-level="1"><text:span text:style-name="T39">Register</text:span><text:span text:style-name="T34">s</text:span><text:span text:style-name="T39"> summary</text:span></text:h>
      <text:p text:style-name="P229">Read/write register<text:line-break/><text:span text:style-name="T40">Read-only register</text:span>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3068943907936">
          <table:table-cell table:style-name="Table27.A1" office:value-type="string">
            <text:p text:style-name="P212">Address</text:p>
          </table:table-cell>
          <table:table-cell table:style-name="Table27.A1" office:value-type="string">
            <text:p text:style-name="P37">15</text:p>
          </table:table-cell>
          <table:table-cell table:style-name="Table27.A1" office:value-type="string">
            <text:p text:style-name="P37">14</text:p>
          </table:table-cell>
          <table:table-cell table:style-name="Table27.A1" office:value-type="string">
            <text:p text:style-name="P37">13</text:p>
          </table:table-cell>
          <table:table-cell table:style-name="Table27.A1" office:value-type="string">
            <text:p text:style-name="P37">12</text:p>
          </table:table-cell>
          <table:table-cell table:style-name="Table27.A1" office:value-type="string">
            <text:p text:style-name="P37">11</text:p>
          </table:table-cell>
          <table:table-cell table:style-name="Table27.A1" office:value-type="string">
            <text:p text:style-name="P37">10</text:p>
          </table:table-cell>
          <table:table-cell table:style-name="Table27.A1" office:value-type="string">
            <text:p text:style-name="P37">9</text:p>
          </table:table-cell>
          <table:table-cell table:style-name="Table27.A1" office:value-type="string">
            <text:p text:style-name="P37">8</text:p>
          </table:table-cell>
          <table:table-cell table:style-name="Table27.A1" office:value-type="string">
            <text:p text:style-name="P37">7</text:p>
          </table:table-cell>
          <table:table-cell table:style-name="Table27.A1" office:value-type="string">
            <text:p text:style-name="P37">6</text:p>
          </table:table-cell>
          <table:table-cell table:style-name="Table27.A1" office:value-type="string">
            <text:p text:style-name="P37">5</text:p>
          </table:table-cell>
          <table:table-cell table:style-name="Table27.A1" office:value-type="string">
            <text:p text:style-name="P37">4</text:p>
          </table:table-cell>
          <table:table-cell table:style-name="Table27.A1" office:value-type="string">
            <text:p text:style-name="P37">3</text:p>
          </table:table-cell>
          <table:table-cell table:style-name="Table27.A1" office:value-type="string">
            <text:p text:style-name="P37">2</text:p>
          </table:table-cell>
          <table:table-cell table:style-name="Table27.A1" office:value-type="string">
            <text:p text:style-name="P37">1</text:p>
          </table:table-cell>
          <table:table-cell table:style-name="Table27.A1" office:value-type="string">
            <text:p text:style-name="P37">0</text:p>
          </table:table-cell>
          <table:table-cell table:style-name="Table27.A1" office:value-type="string">
            <text:p text:style-name="P183">Page<text:span text:style-name="T35">(s)</text:span></text:p>
          </table:table-cell>
        </table:table-row>
        <table:table-row table:style-name="TableLine3068943903616">
          <table:table-cell table:style-name="Table27.A2" office:value-type="string">
            <text:p text:style-name="P189"><text:span text:style-name="T2">0x</text:span>0000</text:p>
          </table:table-cell>
          <table:table-cell table:style-name="Table27.B2" office:value-type="string">
            <text:p text:style-name="P208">SSB</text:p>
          </table:table-cell>
          <table:table-cell table:style-name="Table27.B2" table:number-columns-spanned="3" office:value-type="string">
            <text:p text:style-name="P192">MOD</text:p>
          </table:table-cell>
          <table:covered-table-cell/>
          <table:covered-table-cell/>
          <table:table-cell table:style-name="Table27.F2" table:number-columns-spanned="3" office:value-type="string">
            <text:p text:style-name="P194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95">RESERVED</text:p>
          </table:table-cell>
          <table:covered-table-cell/>
          <table:covered-table-cell/>
          <table:table-cell table:style-name="Table27.L2" office:value-type="string">
            <text:p text:style-name="P196">PD</text:p>
          </table:table-cell>
          <table:table-cell table:style-name="Table27.M2" table:number-columns-spanned="3" office:value-type="string">
            <text:p text:style-name="P197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205">BAND</text:p>
          </table:table-cell>
          <table:covered-table-cell/>
          <table:table-cell table:style-name="Table27.R2" office:value-type="string">
            <text:p text:style-name="P5">tbf</text:p>
          </table:table-cell>
        </table:table-row>
        <table:table-row table:style-name="TableLine3068943911968">
          <table:table-cell table:style-name="Table27.A2" office:value-type="string">
            <text:p text:style-name="P190"><text:span text:style-name="T2">0x</text:span>000<text:span text:style-name="T30">1</text:span></text:p>
          </table:table-cell>
          <table:table-cell table:style-name="Table27.B3" office:value-type="string">
            <text:p text:style-name="P109">-</text:p>
          </table:table-cell>
          <table:table-cell table:style-name="Table27.B3" office:value-type="string">
            <text:p text:style-name="P109">-</text:p>
          </table:table-cell>
          <table:table-cell table:style-name="Table27.B3" office:value-type="string">
            <text:p text:style-name="P109">-</text:p>
          </table:table-cell>
          <table:table-cell table:style-name="Table27.B3" office:value-type="string">
            <text:p text:style-name="P109">-</text:p>
          </table:table-cell>
          <table:table-cell table:style-name="Table27.B3" office:value-type="string">
            <text:p text:style-name="P109">-</text:p>
          </table:table-cell>
          <table:table-cell table:style-name="Table27.B3" office:value-type="string">
            <text:p text:style-name="P109">-</text:p>
          </table:table-cell>
          <table:table-cell table:style-name="Table27.B3" office:value-type="string">
            <text:p text:style-name="P109">-</text:p>
          </table:table-cell>
          <table:table-cell table:style-name="Table27.B3" office:value-type="string">
            <text:p text:style-name="P109">-</text:p>
          </table:table-cell>
          <table:table-cell table:style-name="Table27.J3" table:number-columns-spanned="6" office:value-type="string">
            <text:p text:style-name="P211">CTCSS_TX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7.P3" table:number-columns-spanned="2" office:value-type="string">
            <text:p text:style-name="P204">STATE</text:p>
          </table:table-cell>
          <table:covered-table-cell/>
          <table:table-cell table:style-name="Table27.R3" office:value-type="string">
            <text:p text:style-name="P5">tbf</text:p>
          </table:table-cell>
        </table:table-row>
        <table:table-row table:style-name="TableLine3068943903040">
          <table:table-cell table:style-name="Table27.A2" office:value-type="string">
            <text:p text:style-name="P191">0x0002</text:p>
          </table:table-cell>
          <table:table-cell table:style-name="Table27.B2" office:value-type="string">
            <text:p text:style-name="P56">MSB</text:p>
          </table:table-cell>
          <table:table-cell table:style-name="Table27.C4" table:number-columns-spanned="14" office:value-type="string">
            <text:p text:style-name="P19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8">LSB</text:p>
          </table:table-cell>
          <table:table-cell table:style-name="Table27.R4" office:value-type="string">
            <text:p text:style-name="P5">tbf</text:p>
          </table:table-cell>
        </table:table-row>
        <table:table-row table:style-name="TableLine3068943913408">
          <table:table-cell table:style-name="Table27.A2" office:value-type="string">
            <text:p text:style-name="P191">0x0003</text:p>
          </table:table-cell>
          <table:table-cell table:style-name="Table27.J3" office:value-type="string">
            <text:p text:style-name="P58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5" office:value-type="string">
            <text:p text:style-name="P5">tbf</text:p>
          </table:table-cell>
        </table:table-row>
        <table:table-row table:style-name="TableLine3068943903328">
          <table:table-cell table:style-name="Table27.A2" office:value-type="string">
            <text:p text:style-name="P191">0x0004</text:p>
          </table:table-cell>
          <table:table-cell table:style-name="Table27.J3" office:value-type="string">
            <text:p text:style-name="P58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6" office:value-type="string">
            <text:p text:style-name="P5">tbf</text:p>
          </table:table-cell>
        </table:table-row>
        <table:table-row table:style-name="TableLine3068943905344">
          <table:table-cell table:style-name="Table27.A2" office:value-type="string">
            <text:p text:style-name="P191">0x0005</text:p>
          </table:table-cell>
          <table:table-cell table:style-name="Table27.J3" office:value-type="string">
            <text:p text:style-name="P58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7" office:value-type="string">
            <text:p text:style-name="P5">tbf</text:p>
          </table:table-cell>
        </table:table-row>
        <table:table-row table:style-name="TableLine3068943898720">
          <table:table-cell table:style-name="Table27.A2" office:value-type="string">
            <text:p text:style-name="P191">0x0006</text:p>
          </table:table-cell>
          <table:table-cell table:style-name="Table27.J3" office:value-type="string">
            <text:p text:style-name="P58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8" office:value-type="string">
            <text:p text:style-name="P5">tbf</text:p>
          </table:table-cell>
        </table:table-row>
        <table:table-row table:style-name="TableLine3068943899008">
          <table:table-cell table:style-name="Table27.A2" office:value-type="string">
            <text:p text:style-name="P191">0x0007</text:p>
          </table:table-cell>
          <table:table-cell table:style-name="Table27.J3" office:value-type="string">
            <text:p text:style-name="P58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9" office:value-type="string">
            <text:p text:style-name="P5">tbf</text:p>
          </table:table-cell>
        </table:table-row>
        <table:table-row table:style-name="TableLine3068943906208">
          <table:table-cell table:style-name="Table27.A2" office:value-type="string">
            <text:p text:style-name="P191">0x0008</text:p>
          </table:table-cell>
          <table:table-cell table:style-name="Table27.J3" office:value-type="string">
            <text:p text:style-name="P58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10" office:value-type="string">
            <text:p text:style-name="P5">tbf</text:p>
          </table:table-cell>
        </table:table-row>
        <table:table-row table:style-name="TableLine3068943900448">
          <table:table-cell table:style-name="Table27.A2" office:value-type="string">
            <text:p text:style-name="P191">0x0009</text:p>
          </table:table-cell>
          <table:table-cell table:style-name="Table27.B2" office:value-type="string">
            <text:p text:style-name="P202">MSB</text:p>
          </table:table-cell>
          <table:table-cell table:style-name="Table27.C4" table:number-columns-spanned="14" office:value-type="string">
            <text:p text:style-name="P20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203">LSB</text:p>
          </table:table-cell>
          <table:table-cell table:style-name="Table27.R11" office:value-type="string">
            <text:p text:style-name="P5">tbf</text:p>
          </table:table-cell>
        </table:table-row>
        <table:table-row table:style-name="TableLine3068943901600">
          <table:table-cell table:style-name="Table27.A2" office:value-type="string">
            <text:p text:style-name="P191">0x000A</text:p>
          </table:table-cell>
          <table:table-cell table:style-name="Table27.B2" office:value-type="string">
            <text:p text:style-name="P202">MSB</text:p>
          </table:table-cell>
          <table:table-cell table:style-name="Table27.C4" table:number-columns-spanned="14" office:value-type="string">
            <text:p text:style-name="P200">16-bit <text:span text:style-name="T37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202">LSB</text:p>
          </table:table-cell>
          <table:table-cell table:style-name="Table27.R13" office:value-type="string">
            <text:p text:style-name="P5">tbf</text:p>
          </table:table-cell>
        </table:table-row>
        <table:table-row table:style-name="TableLine3068943910240">
          <table:table-cell table:style-name="Table27.A2" office:value-type="string">
            <text:p text:style-name="P191">0x000B</text:p>
          </table:table-cell>
          <table:table-cell table:style-name="Table27.J3" office:value-type="string">
            <text:p text:style-name="P208">MSB</text:p>
          </table:table-cell>
          <table:table-cell table:style-name="Table27.C5" table:number-columns-spanned="14" office:value-type="string">
            <text:p text:style-name="P20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208">LSB</text:p>
          </table:table-cell>
          <table:table-cell table:style-name="Table27.R13" office:value-type="string">
            <text:p text:style-name="P7">tbf</text:p>
          </table:table-cell>
        </table:table-row>
        <table:table-row table:style-name="TableLine3068943911392">
          <table:table-cell table:style-name="Table27.A2" office:value-type="string">
            <text:p text:style-name="P191">0x000C</text:p>
          </table:table-cell>
          <table:table-cell table:style-name="Table27.P3" table:number-columns-spanned="16" office:value-type="string">
            <text:p text:style-name="P20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4" office:value-type="string">
            <text:p text:style-name="P6">tbf</text:p>
          </table:table-cell>
        </table:table-row>
        <table:table-row table:style-name="TableLine3068943911104">
          <table:table-cell table:style-name="Table27.A15" office:value-type="string">
            <text:p text:style-name="P191">0x000D</text:p>
          </table:table-cell>
          <table:table-cell table:style-name="Table27.B15" table:number-columns-spanned="16" office:value-type="string">
            <text:p text:style-name="P222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5" office:value-type="string">
            <text:p text:style-name="P5">tbf</text:p>
          </table:table-cell>
        </table:table-row>
        <table:table-row table:style-name="TableLine3068943932128">
          <table:table-cell table:style-name="Table27.A15" office:value-type="string">
            <text:p text:style-name="P191">0x000E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07">-</text:p>
          </table:table-cell>
          <table:table-cell table:style-name="Table27.B16" office:value-type="string">
            <text:p text:style-name="P117">-</text:p>
          </table:table-cell>
          <table:table-cell table:style-name="Table27.B2" office:value-type="string">
            <text:p text:style-name="P210">PLL1</text:p>
          </table:table-cell>
          <table:table-cell table:style-name="Table27.B15" office:value-type="string">
            <text:p text:style-name="P193">PLL<text:span text:style-name="T45">0</text:span></text:p>
          </table:table-cell>
          <table:table-cell table:style-name="Table27.R16" office:value-type="string">
            <text:p text:style-name="P5">tbf</text:p>
          </table:table-cell>
        </table:table-row>
        <table:table-row table:style-name="TableLine3068943922336">
          <table:table-cell table:style-name="Table27.A15" office:value-type="string">
            <text:p text:style-name="P191">0x000F</text:p>
          </table:table-cell>
          <table:table-cell table:style-name="Table27.J3" office:value-type="string">
            <text:p text:style-name="P13">MSB</text:p>
          </table:table-cell>
          <table:table-cell table:style-name="Table27.C5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2">LSB</text:p>
          </table:table-cell>
          <table:table-cell table:style-name="Table27.R17" office:value-type="string">
            <text:p text:style-name="P5">tbf</text:p>
          </table:table-cell>
        </table:table-row>
        <table:table-row table:style-name="TableLine3068943931264">
          <table:table-cell table:style-name="Table27.A15" office:value-type="string">
            <text:p text:style-name="P209">0x0010</text:p>
          </table:table-cell>
          <table:table-cell table:style-name="Table27.J3" office:value-type="string">
            <text:p text:style-name="P13">MSB</text:p>
          </table:table-cell>
          <table:table-cell table:style-name="Table27.C5" table:number-columns-spanned="14" office:value-type="string">
            <text:p text:style-name="P12">16-bit <text:span text:style-name="T33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2">LSB</text:p>
          </table:table-cell>
          <table:table-cell table:style-name="Table27.R18" office:value-type="string">
            <text:p text:style-name="P5">tbf</text:p>
          </table:table-cell>
        </table:table-row>
        <text:soft-page-break/>
        <table:table-row table:style-name="TableLine3068943922912">
          <table:table-cell table:style-name="Table27.A15" office:value-type="string">
            <text:p text:style-name="P191">0x001<text:span text:style-name="T43">1</text:span></text:p>
          </table:table-cell>
          <table:table-cell table:style-name="Table27.J3" office:value-type="string">
            <text:p text:style-name="P13">MSB</text:p>
          </table:table-cell>
          <table:table-cell table:style-name="Table27.C5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2">LSB</text:p>
          </table:table-cell>
          <table:table-cell table:style-name="Table27.R19" office:value-type="string">
            <text:p text:style-name="P5">tbf</text:p>
          </table:table-cell>
        </table:table-row>
        <table:table-row table:style-name="TableLine3068943932416">
          <table:table-cell table:style-name="Table27.A15" office:value-type="string">
            <text:p text:style-name="P206">0x001<text:span text:style-name="T43">2</text:span></text:p>
          </table:table-cell>
          <table:table-cell table:style-name="Table27.J3" office:value-type="string">
            <text:p text:style-name="P13">MSB</text:p>
          </table:table-cell>
          <table:table-cell table:style-name="Table27.C5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2">LSB</text:p>
          </table:table-cell>
          <table:table-cell table:style-name="Table27.R20" office:value-type="string">
            <text:p text:style-name="P5">tbf</text:p>
          </table:table-cell>
        </table:table-row>
      </table:table>
      <text:p text:style-name="P1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map for the OpenHT</text:span> </text:p>
      </style:header>
      <style:header-first>
        <text:p text:style-name="Header"/>
      </style:header-first>
      <style:footer>
        <text:p text:style-name="MP2"><text:page-number text:select-page="current">12</text:page-number>/<text:page-count>12</text:page-count></text:p>
      </style:footer>
      <style:footer-first>
        <text:p text:style-name="MP2"><text:page-number text:select-page="current">1</text:page-number>/<text:page-count>1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4-13T16:35:35.710000000</dc:date>
    <meta:editing-duration>PT7H37M14S</meta:editing-duration>
    <meta:editing-cycles>70</meta:editing-cycles>
    <meta:generator>LibreOffice/7.3.2.2$Windows_X86_64 LibreOffice_project/49f2b1bff42cfccbd8f788c8dc32c1c309559be0</meta:generator>
    <meta:document-statistic meta:table-count="31" meta:image-count="0" meta:object-count="7" meta:page-count="12" meta:paragraph-count="1324" meta:word-count="1776" meta:character-count="5967" meta:non-whitespace-character-count="5513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